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F" svg:font-fami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F1"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style:font-face style:name="TimesNewRomanPS-BoldMT1" svg:font-family="TimesNewRomanPS-BoldMT"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office:font-face-decls>
  <office:automatic-styles>
    <style:style style:name="Tableau1" style:family="table" style:master-page-name="Standard">
      <style:table-properties style:width="28.256cm" fo:margin-left="-1.752cm" fo:margin-top="0cm" fo:margin-bottom="0cm" style:page-number="auto" table:align="left" style:writing-mode="lr-tb"/>
    </style:style>
    <style:style style:name="Tableau1.A" style:family="table-column">
      <style:table-column-properties style:column-width="9.417cm"/>
    </style:style>
    <style:style style:name="Tableau1.B" style:family="table-column">
      <style:table-column-properties style:column-width="6.583cm"/>
    </style:style>
    <style:style style:name="Tableau1.C" style:family="table-column">
      <style:table-column-properties style:column-width="12.256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F" style:font-name-complex="F1"/>
    </style:style>
    <style:style style:name="P5" style:family="paragraph" style:parent-style-name="Standard">
      <style:text-properties style:font-name="F" fo:font-size="14pt" style:font-size-asian="14pt" style:font-name-complex="F1" style:font-size-complex="14pt"/>
    </style:style>
    <style:style style:name="P6" style:family="paragraph" style:parent-style-name="Standard">
      <style:paragraph-properties fo:text-align="center" style:justify-single-word="false"/>
      <style:text-properties fo:color="#800000" style:font-name="F" fo:font-size="22pt" style:font-size-asian="22pt" style:font-name-complex="F1" style:font-size-complex="22pt"/>
    </style:style>
    <style:style style:name="P7" style:family="paragraph" style:parent-style-name="Standard">
      <style:paragraph-properties fo:text-align="center" style:justify-single-word="false"/>
      <style:text-properties fo:color="#800000" style:font-name="F" fo:font-size="14pt" fo:font-weight="bold" style:font-size-asian="14pt" style:font-weight-asian="bold" style:font-name-complex="F1" style:font-size-complex="14pt" style:font-weight-complex="bold"/>
    </style:style>
    <style:style style:name="P8" style:family="paragraph" style:parent-style-name="Standard">
      <style:paragraph-properties fo:text-align="center" style:justify-single-word="false"/>
      <style:text-properties fo:color="#800000" fo:font-size="13pt" fo:font-weight="bold" style:font-size-asian="13pt" style:font-weight-asian="bold" style:font-size-complex="13pt" style:font-weight-complex="bold"/>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font-size="12pt" fo:font-weight="bold" style:font-size-asian="12pt" style:font-weight-asian="bold" style:font-size-complex="12pt" style:font-weight-complex="bold"/>
    </style:style>
    <style:style style:name="P11" style:family="paragraph" style:parent-style-name="Standard">
      <style:paragraph-properties fo:margin-top="0cm" fo:margin-bottom="0cm" fo:line-height="100%"/>
      <style:text-properties fo:color="#2f4f4f" style:font-name="F" fo:font-size="12pt" fo:font-weight="bold" style:font-size-asian="12pt" style:font-weight-asian="bold" style:font-name-complex="F1" style:font-size-complex="12pt" style:font-weight-complex="bold"/>
    </style:style>
    <style:style style:name="P12" style:family="paragraph" style:parent-style-name="Standard">
      <style:paragraph-properties fo:margin-left="-1cm" fo:margin-right="-1cm" fo:margin-top="0cm" fo:margin-bottom="0cm" fo:line-height="100%" fo:text-indent="0cm" style:auto-text-indent="false"/>
    </style:style>
    <style:style style:name="P13" style:family="paragraph" style:parent-style-name="Standard">
      <style:paragraph-properties fo:margin-left="-1cm" fo:margin-right="-1cm" fo:margin-top="0cm" fo:margin-bottom="0cm" fo:line-height="100%" fo:text-align="center" style:justify-single-word="false" fo:text-indent="0cm" style:auto-text-indent="false"/>
    </style:style>
    <style:style style:name="P14" style:family="paragraph" style:parent-style-name="Standard" style:list-style-name="WWNum2">
      <style:paragraph-properties fo:margin-left="-1cm" fo:margin-right="-1cm" fo:margin-top="0cm" fo:margin-bottom="0cm" fo:line-height="100%" fo:text-indent="0cm" style:auto-text-indent="false"/>
    </style:style>
    <style:style style:name="P15" style:family="paragraph" style:parent-style-name="Standard" style:list-style-name="WWNum4">
      <style:paragraph-properties fo:margin-left="-1cm" fo:margin-right="-1cm" fo:margin-top="0cm" fo:margin-bottom="0cm" fo:line-height="100%" fo:text-indent="0cm" style:auto-text-indent="false"/>
    </style:style>
    <style:style style:name="P16" style:family="paragraph" style:parent-style-name="Standard" style:list-style-name="WWNum5">
      <style:paragraph-properties fo:margin-left="-1cm" fo:margin-right="-1cm" fo:margin-top="0cm" fo:margin-bottom="0cm" fo:line-height="100%" fo:text-indent="0cm" style:auto-text-indent="false"/>
    </style:style>
    <style:style style:name="P17" style:family="paragraph" style:parent-style-name="Standard" style:list-style-name="WWNum6">
      <style:paragraph-properties fo:margin-left="-1cm" fo:margin-right="-1cm" fo:margin-top="0cm" fo:margin-bottom="0cm" fo:line-height="100%" fo:text-indent="0cm" style:auto-text-indent="false"/>
    </style:style>
    <style:style style:name="P18" style:family="paragraph" style:parent-style-name="Standard" style:list-style-name="WWNum7">
      <style:paragraph-properties fo:margin-left="-1cm" fo:margin-right="-1cm" fo:margin-top="0cm" fo:margin-bottom="0cm" fo:line-height="100%" fo:text-indent="0cm" style:auto-text-indent="false"/>
    </style:style>
    <style:style style:name="P19" style:family="paragraph" style:parent-style-name="Standard" style:list-style-name="WWNum9">
      <style:paragraph-properties fo:margin-left="-1cm" fo:margin-right="-1cm" fo:margin-top="0cm" fo:margin-bottom="0cm" fo:line-height="100%" fo:text-indent="0cm" style:auto-text-indent="false"/>
    </style:style>
    <style:style style:name="P20" style:family="paragraph" style:parent-style-name="Standard" style:list-style-name="WWNum10">
      <style:paragraph-properties fo:margin-left="-1cm" fo:margin-right="-1cm" fo:margin-top="0cm" fo:margin-bottom="0cm" fo:line-height="100%" fo:text-indent="0cm" style:auto-text-indent="false"/>
    </style:style>
    <style:style style:name="P21" style:family="paragraph" style:parent-style-name="Standard" style:list-style-name="WWNum12">
      <style:paragraph-properties fo:margin-left="-1cm" fo:margin-right="-1cm" fo:margin-top="0cm" fo:margin-bottom="0cm" fo:line-height="100%" fo:text-indent="0cm" style:auto-text-indent="false"/>
    </style:style>
    <style:style style:name="P22" style:family="paragraph" style:parent-style-name="Standard">
      <style:paragraph-properties fo:margin-left="-1cm" fo:margin-right="-1cm" fo:margin-top="0cm" fo:margin-bottom="0cm" fo:line-height="100%" fo:text-align="end" style:justify-single-word="false" fo:text-indent="0cm" style:auto-text-indent="false"/>
    </style:style>
    <style:style style:name="P23" style:family="paragraph" style:parent-style-name="Standard">
      <style:paragraph-properties fo:margin-left="-1cm" fo:margin-right="-1cm" fo:margin-top="0cm" fo:margin-bottom="0cm" fo:line-height="100%" fo:text-indent="0cm" style:auto-text-indent="false"/>
    </style:style>
    <style:style style:name="P24" style:family="paragraph" style:parent-style-name="Standard" style:list-style-name="WWNum16">
      <style:paragraph-properties fo:margin-left="-1cm" fo:margin-right="-1cm" fo:margin-top="0cm" fo:margin-bottom="0cm" fo:line-height="100%" fo:text-indent="0cm" style:auto-text-indent="false"/>
    </style:style>
    <style:style style:name="P25" style:family="paragraph" style:parent-style-name="Standard" style:list-style-name="WWNum18">
      <style:paragraph-properties fo:margin-left="-1cm" fo:margin-right="-1cm" fo:margin-top="0cm" fo:margin-bottom="0cm" fo:line-height="100%" fo:text-indent="0cm" style:auto-text-indent="false"/>
    </style:style>
    <style:style style:name="P26" style:family="paragraph" style:parent-style-name="Standard">
      <style:paragraph-properties fo:margin-left="-1cm" fo:margin-right="-1cm" fo:margin-top="0cm" fo:margin-bottom="0cm" fo:line-height="100%" fo:text-indent="0cm" style:auto-text-indent="false"/>
      <style:text-properties style:font-name="F" fo:font-size="12pt" style:font-name-asian="Times New Roman2" style:font-size-asian="12pt" style:language-asian="fr" style:country-asian="FR" style:font-name-complex="F1" style:font-size-complex="12pt"/>
    </style:style>
    <style:style style:name="P27" style:family="paragraph" style:parent-style-name="Standard">
      <style:paragraph-properties fo:margin-left="-1cm" fo:margin-right="-1cm" fo:margin-top="0cm" fo:margin-bottom="0cm" fo:line-height="100%" fo:text-indent="0cm" style:auto-text-indent="false"/>
      <style:text-properties style:font-name="F" fo:font-size="12pt" fo:font-weight="bold" style:font-name-asian="Times New Roman2" style:font-size-asian="12pt" style:language-asian="fr" style:country-asian="FR" style:font-weight-asian="bold" style:font-name-complex="F1" style:font-size-complex="12pt" style:font-weight-complex="bold"/>
    </style:style>
    <style:style style:name="P28" style:family="paragraph" style:parent-style-name="Standard" style:list-style-name="WWNum19">
      <style:paragraph-properties fo:margin-left="-1cm" fo:margin-right="-1cm" fo:margin-top="0cm" fo:margin-bottom="0cm" fo:line-height="100%" fo:text-indent="0cm" style:auto-text-indent="false" fo:background-color="#f8f4ff">
        <style:background-image/>
      </style:paragraph-properties>
    </style:style>
    <style:style style:name="P29" style:family="paragraph" style:parent-style-name="Standard">
      <style:paragraph-properties fo:margin-top="0.176cm" fo:margin-bottom="0.176cm" fo:line-height="100%"/>
    </style:style>
    <style:style style:name="P30" style:family="paragraph" style:parent-style-name="Standard">
      <style:paragraph-properties fo:margin-top="0.176cm" fo:margin-bottom="0.176cm" fo:line-height="100%"/>
    </style:style>
    <style:style style:name="P31" style:family="paragraph" style:parent-style-name="Standard" style:list-style-name="WWNum13">
      <style:paragraph-properties fo:margin-top="0.176cm" fo:margin-bottom="0.176cm" fo:line-height="100%"/>
    </style:style>
    <style:style style:name="P32" style:family="paragraph" style:parent-style-name="Standard">
      <style:paragraph-properties fo:margin-left="-1.501cm" fo:margin-right="-1.501cm" fo:margin-top="0cm" fo:margin-bottom="0cm" fo:line-height="100%" fo:text-align="justify" style:justify-single-word="false" fo:text-indent="0cm" style:auto-text-indent="false"/>
    </style:style>
    <style:style style:name="P33" style:family="paragraph" style:parent-style-name="Standard" style:list-style-name="WWNum32">
      <style:paragraph-properties fo:margin-left="-1.501cm" fo:margin-right="-1.501cm" fo:margin-top="0cm" fo:margin-bottom="0cm" fo:line-height="100%" fo:text-align="justify" style:justify-single-word="false" fo:text-indent="0cm" style:auto-text-indent="false"/>
    </style:style>
    <style:style style:name="P34" style:family="paragraph" style:parent-style-name="Standard" style:list-style-name="WWNum33">
      <style:paragraph-properties fo:margin-left="-1.501cm" fo:margin-right="-1.501cm" fo:margin-top="0cm" fo:margin-bottom="0cm" fo:line-height="100%" fo:text-align="justify" style:justify-single-word="false" fo:text-indent="0cm" style:auto-text-indent="false"/>
    </style:style>
    <style:style style:name="P35" style:family="paragraph" style:parent-style-name="Standard" style:list-style-name="WWNum29">
      <style:paragraph-properties fo:margin-left="-1.501cm" fo:margin-right="-1.501cm" fo:margin-top="0cm" fo:margin-bottom="0cm" fo:line-height="100%" fo:text-align="justify" style:justify-single-word="false" fo:text-indent="0cm" style:auto-text-indent="false"/>
    </style:style>
    <style:style style:name="P36" style:family="paragraph" style:parent-style-name="Standard" style:list-style-name="WWNum30">
      <style:paragraph-properties fo:margin-left="-1.501cm" fo:margin-right="-1.501cm" fo:margin-top="0cm" fo:margin-bottom="0cm" fo:line-height="100%" fo:text-align="justify" style:justify-single-word="false" fo:text-indent="0cm" style:auto-text-indent="false"/>
    </style:style>
    <style:style style:name="P37" style:family="paragraph" style:parent-style-name="Standard" style:list-style-name="WWNum28">
      <style:paragraph-properties fo:margin-left="-1.501cm" fo:margin-right="-1.501cm" fo:margin-top="0cm" fo:margin-bottom="0cm" fo:line-height="100%" fo:text-align="justify" style:justify-single-word="false" fo:text-indent="0cm" style:auto-text-indent="false"/>
    </style:style>
    <style:style style:name="P38" style:family="paragraph" style:parent-style-name="Standard" style:list-style-name="WWNum31">
      <style:paragraph-properties fo:margin-left="-1.501cm" fo:margin-right="-1.501cm" fo:margin-top="0cm" fo:margin-bottom="0cm" fo:line-height="100%" fo:text-align="justify" style:justify-single-word="false" fo:text-indent="0cm" style:auto-text-indent="false"/>
    </style:style>
    <style:style style:name="P39" style:family="paragraph" style:parent-style-name="Standard">
      <style:paragraph-properties fo:margin-left="-1.501cm" fo:margin-right="-1.501cm" fo:margin-top="0cm" fo:margin-bottom="0cm" fo:line-height="100%" fo:text-align="justify" style:justify-single-word="false" fo:text-indent="0cm" style:auto-text-indent="false"/>
    </style:style>
    <style:style style:name="P40" style:family="paragraph" style:parent-style-name="Standard" style:list-style-name="WWNum27">
      <style:paragraph-properties fo:margin-left="-1.501cm" fo:margin-right="-1.501cm" fo:margin-top="0cm" fo:margin-bottom="0cm" fo:line-height="100%" fo:text-indent="0cm" style:auto-text-indent="false"/>
    </style:style>
    <style:style style:name="P41" style:family="paragraph" style:parent-style-name="Standard">
      <style:paragraph-properties fo:margin-left="-1.501cm" fo:margin-right="-1.501cm" fo:margin-top="0cm" fo:margin-bottom="0cm" fo:line-height="100%" fo:text-align="justify" style:justify-single-word="false" fo:text-indent="0cm" style:auto-text-indent="false"/>
      <style:text-properties fo:color="#000000" style:font-name="F" fo:font-size="12pt" style:font-size-asian="12pt" style:font-name-complex="F1" style:font-size-complex="12pt"/>
    </style:style>
    <style:style style:name="P42" style:family="paragraph" style:parent-style-name="Standard">
      <style:paragraph-properties fo:margin-left="-1.501cm" fo:margin-right="-1.501cm" fo:margin-top="0cm" fo:margin-bottom="0cm" fo:line-height="100%" fo:text-align="justify" style:justify-single-word="false" fo:text-indent="0cm" style:auto-text-indent="false"/>
      <style:text-properties fo:color="#000000" style:font-name="F" fo:font-size="12pt" fo:language="en" fo:country="GB" style:font-size-asian="12pt" style:font-name-complex="F1" style:font-size-complex="12pt"/>
    </style:style>
    <style:style style:name="P43" style:family="paragraph" style:parent-style-name="Standard">
      <style:paragraph-properties fo:margin-left="-1.501cm" fo:margin-right="-1.501cm" fo:margin-top="0cm" fo:margin-bottom="0cm" fo:line-height="100%" fo:text-indent="0cm" style:auto-text-indent="false"/>
      <style:text-properties style:font-name="F" fo:font-size="12pt" style:font-size-asian="12pt" style:font-name-complex="F1" style:font-size-complex="12pt"/>
    </style:style>
    <style:style style:name="P44" style:family="paragraph" style:parent-style-name="Standard">
      <style:paragraph-properties fo:margin-left="-1.501cm" fo:margin-right="-1.501cm" fo:margin-top="0cm" fo:margin-bottom="0cm" fo:line-height="100%" fo:text-align="justify" style:justify-single-word="false" fo:text-indent="0cm" style:auto-text-indent="false"/>
      <style:text-properties style:font-name="F" fo:font-size="12pt" style:font-size-asian="12pt" style:font-name-complex="F1" style:font-size-complex="12pt"/>
    </style:style>
    <style:style style:name="P45" style:family="paragraph" style:parent-style-name="Standard">
      <style:paragraph-properties fo:margin-left="-1.501cm" fo:margin-right="-1.501cm" fo:margin-top="0cm" fo:margin-bottom="0cm" fo:line-height="100%" fo:text-align="justify" style:justify-single-word="false" fo:text-indent="0cm" style:auto-text-indent="false"/>
      <style:text-properties style:font-name="F" fo:font-size="12pt" fo:language="en" fo:country="GB" style:font-size-asian="12pt" style:font-name-complex="F1" style:font-size-complex="12pt"/>
    </style:style>
    <style:style style:name="P46" style:family="paragraph" style:parent-style-name="Standard">
      <style:paragraph-properties fo:margin-left="-1.501cm" fo:margin-right="-1.501cm" fo:margin-top="0cm" fo:margin-bottom="0cm" fo:line-height="100%" fo:text-align="justify" style:justify-single-word="false" fo:text-indent="0cm" style:auto-text-indent="false"/>
      <style:text-properties style:font-name="F" fo:font-size="12pt" fo:font-weight="bold" style:font-size-asian="12pt" style:font-weight-asian="bold" style:font-name-complex="F1" style:font-size-complex="12pt"/>
    </style:style>
    <style:style style:name="P47" style:family="paragraph" style:parent-style-name="Standard">
      <style:paragraph-properties fo:margin-left="-1.501cm" fo:margin-right="-1.501cm" fo:margin-top="0cm" fo:margin-bottom="0cm" fo:line-height="100%" fo:text-indent="0cm" style:auto-text-indent="false"/>
      <style:text-properties style:font-name="F" fo:font-size="12pt" fo:font-weight="bold" style:font-size-asian="12pt" style:font-weight-asian="bold" style:font-name-complex="F1" style:font-size-complex="12pt" style:font-weight-complex="bold"/>
    </style:style>
    <style:style style:name="P48" style:family="paragraph" style:parent-style-name="Standard">
      <style:paragraph-properties fo:margin-left="-1.501cm" fo:margin-right="-1.501cm" fo:margin-top="0cm" fo:margin-bottom="0cm" fo:line-height="150%" fo:text-align="end" style:justify-single-word="false" fo:text-indent="0cm" style:auto-text-indent="false"/>
      <style:text-properties style:font-name="F" fo:font-size="12pt" fo:font-weight="bold" style:font-name-asian="Times New Roman2" style:font-size-asian="12pt" style:language-asian="fr" style:country-asian="FR" style:font-weight-asian="bold" style:font-name-complex="F1" style:font-size-complex="12pt" style:font-weight-complex="bold"/>
    </style:style>
    <style:style style:name="P49" style:family="paragraph" style:parent-style-name="Standard">
      <style:paragraph-properties fo:margin-left="-1.501cm" fo:margin-right="-1.501cm" fo:margin-top="0cm" fo:margin-bottom="0cm" fo:line-height="150%" fo:text-align="center" style:justify-single-word="false" fo:text-indent="0cm" style:auto-text-indent="false"/>
      <style:text-properties style:font-name="F" fo:font-size="14pt" fo:font-weight="bold" style:font-size-asian="14pt" style:font-weight-asian="bold" style:font-name-complex="F1" style:font-size-complex="14pt" style:font-weight-complex="bold"/>
    </style:style>
    <style:style style:name="P50" style:family="paragraph" style:parent-style-name="Standard">
      <style:paragraph-properties fo:margin-left="-1.501cm" fo:margin-right="-1.501cm" fo:margin-top="0cm" fo:margin-bottom="0cm" fo:line-height="150%" fo:text-align="center" style:justify-single-word="false" fo:text-indent="0cm" style:auto-text-indent="false"/>
      <style:text-properties style:font-name="F" fo:font-size="14pt" style:font-size-asian="14pt" style:font-name-complex="F1" style:font-size-complex="14pt"/>
    </style:style>
    <style:style style:name="P51" style:family="paragraph" style:parent-style-name="Standard">
      <style:paragraph-properties fo:margin-left="-1.501cm" fo:margin-right="-1.501cm" fo:margin-top="0cm" fo:margin-bottom="0cm" fo:line-height="150%" fo:text-align="start" style:justify-single-word="false" fo:text-indent="0cm" style:auto-text-indent="false"/>
      <style:text-properties style:font-name="F" fo:font-size="14pt" style:font-size-asian="14pt" style:font-name-complex="F1" style:font-size-complex="14pt"/>
    </style:style>
    <style:style style:name="P52" style:family="paragraph" style:parent-style-name="Standard">
      <style:paragraph-properties fo:margin-left="-1.501cm" fo:margin-right="-1.501cm" fo:margin-top="0cm" fo:margin-bottom="0cm" fo:line-height="150%" fo:text-align="end" style:justify-single-word="false" fo:text-indent="0cm" style:auto-text-indent="false"/>
    </style:style>
    <style:style style:name="P53" style:family="paragraph" style:parent-style-name="Standard">
      <style:paragraph-properties fo:margin-left="-1.501cm" fo:margin-right="-1.501cm" fo:margin-top="0cm" fo:margin-bottom="0cm" fo:line-height="150%" fo:text-align="center" style:justify-single-word="false" fo:text-indent="0cm" style:auto-text-indent="false"/>
    </style:style>
    <style:style style:name="P54" style:family="paragraph" style:parent-style-name="Standard" style:master-page-name="Converted1">
      <style:paragraph-properties fo:margin-left="-1.501cm" fo:margin-right="-1.501cm" fo:margin-top="0cm" fo:margin-bottom="0cm" fo:line-height="150%" fo:text-align="end" style:justify-single-word="false" fo:text-indent="0cm" style:auto-text-indent="false" style:page-number="auto"/>
      <style:text-properties style:font-name="F" fo:font-size="12pt" fo:font-weight="bold" style:font-name-asian="Times New Roman2" style:font-size-asian="12pt" style:language-asian="fr" style:country-asian="FR" style:font-weight-asian="bold" style:font-name-complex="F1" style:font-size-complex="12pt" style:font-weight-complex="bold"/>
    </style:style>
    <style:style style:name="P55" style:family="paragraph" style:parent-style-name="Standard" style:list-style-name="WWNum26">
      <style:paragraph-properties fo:margin-left="-1.501cm" fo:margin-right="-1.501cm" fo:margin-top="0cm" fo:margin-bottom="0cm" fo:line-height="100%" fo:text-align="justify" style:justify-single-word="false" fo:text-indent="-0.63cm" style:auto-text-indent="false"/>
    </style:style>
    <style:style style:name="P56" style:family="paragraph" style:parent-style-name="Standard">
      <style:paragraph-properties fo:margin-left="-1.501cm" fo:margin-right="-1.501cm" fo:margin-top="0cm" fo:margin-bottom="0cm" fo:line-height="100%" fo:text-align="justify" style:justify-single-word="false" fo:text-indent="0.501cm" style:auto-text-indent="false"/>
    </style:style>
    <style:style style:name="P57" style:family="paragraph" style:parent-style-name="Standard">
      <style:paragraph-properties fo:margin-left="-1.501cm" fo:margin-right="-1.501cm" fo:margin-top="0cm" fo:margin-bottom="0cm" fo:line-height="100%" fo:text-align="justify" style:justify-single-word="false" fo:text-indent="1.249cm" style:auto-text-indent="false"/>
    </style:style>
    <style:style style:name="P58" style:family="paragraph" style:parent-style-name="Standard" style:list-style-name="WWNum28">
      <style:paragraph-properties fo:margin-left="-1.501cm" fo:margin-right="-1.501cm" fo:margin-top="0cm" fo:margin-bottom="0cm" fo:line-height="100%" fo:text-align="justify" style:justify-single-word="false" fo:text-indent="-0.318cm" style:auto-text-indent="false">
        <style:tab-stops>
          <style:tab-stop style:position="1.905cm"/>
        </style:tab-stops>
      </style:paragraph-properties>
    </style:style>
    <style:style style:name="P59" style:family="paragraph" style:parent-style-name="Standard" style:list-style-name="WWNum28">
      <style:paragraph-properties fo:margin-left="-1.501cm" fo:margin-right="-1.501cm" fo:margin-top="0cm" fo:margin-bottom="0cm" fo:line-height="100%" fo:text-align="justify" style:justify-single-word="false" fo:text-indent="-2.54cm" style:auto-text-indent="false">
        <style:tab-stops>
          <style:tab-stop style:position="1.905cm"/>
        </style:tab-stops>
      </style:paragraph-properties>
    </style:style>
    <style:style style:name="P60" style:family="paragraph" style:parent-style-name="Standard">
      <style:paragraph-properties fo:margin-left="0cm" fo:margin-right="-1.501cm" fo:margin-top="0cm" fo:margin-bottom="0cm" fo:line-height="100%" fo:text-align="center" style:justify-single-word="false" fo:text-indent="0cm" style:auto-text-indent="false"/>
    </style:style>
    <style:style style:name="P61" style:family="paragraph" style:parent-style-name="Standard">
      <style:paragraph-properties fo:margin-left="0cm" fo:margin-right="-1.501cm" fo:margin-top="0cm" fo:margin-bottom="0cm" fo:line-height="150%" fo:text-align="center" style:justify-single-word="false" fo:text-indent="0cm" style:auto-text-indent="false"/>
      <style:text-properties style:font-name="F" fo:font-size="12pt" fo:font-style="italic" fo:font-weight="bold" style:font-name-asian="Times New Roman2" style:font-size-asian="12pt" style:language-asian="fr" style:country-asian="FR" style:font-style-asian="italic" style:font-weight-asian="bold" style:font-name-complex="F1" style:font-size-complex="12pt" style:font-style-complex="italic" style:font-weight-complex="bold"/>
    </style:style>
    <style:style style:name="P62" style:family="paragraph" style:parent-style-name="Standard">
      <style:paragraph-properties fo:margin-left="0cm" fo:margin-right="-1.501cm" fo:margin-top="0cm" fo:margin-bottom="0cm" fo:line-height="150%" fo:text-indent="0cm" style:auto-text-indent="false"/>
      <style:text-properties style:font-name="F" fo:font-size="12pt" fo:font-weight="bold" style:font-name-asian="Times New Roman2" style:font-size-asian="12pt" style:language-asian="fr" style:country-asian="FR" style:font-weight-asian="bold" style:font-name-complex="F1" style:font-size-complex="12pt" style:font-weight-complex="bold"/>
    </style:style>
    <style:style style:name="P63" style:family="paragraph" style:parent-style-name="Heading_20_1">
      <style:paragraph-properties fo:margin-left="-1cm" fo:margin-right="-1cm" fo:margin-top="0cm" fo:margin-bottom="0cm" fo:line-height="100%" fo:text-indent="0cm" style:auto-text-indent="false"/>
    </style:style>
    <style:style style:name="P64" style:family="paragraph" style:parent-style-name="Heading_20_1">
      <style:paragraph-properties fo:margin-left="-1.501cm" fo:margin-right="-1.501cm" fo:margin-top="0cm" fo:margin-bottom="0cm" fo:line-height="100%" fo:text-align="justify" style:justify-single-word="false" fo:keep-together="auto" fo:text-indent="0cm" style:auto-text-indent="false"/>
    </style:style>
    <style:style style:name="P65" style:family="paragraph" style:parent-style-name="Heading_20_1">
      <style:paragraph-properties fo:margin-left="-1.501cm" fo:margin-right="-1.501cm" fo:margin-top="0cm" fo:margin-bottom="0cm" fo:line-height="150%" fo:text-indent="0cm" style:auto-text-indent="false"/>
    </style:style>
    <style:style style:name="P66" style:family="paragraph" style:parent-style-name="Heading_20_1" style:list-style-name="WWNum24">
      <style:paragraph-properties fo:margin-left="0cm" fo:margin-right="-1.501cm" fo:margin-top="0cm" fo:margin-bottom="0cm" fo:line-height="150%" fo:text-indent="0cm" style:auto-text-indent="false"/>
    </style:style>
    <style:style style:name="P67" style:family="paragraph" style:parent-style-name="Heading_20_2">
      <style:paragraph-properties fo:margin-left="-1cm" fo:margin-right="-1cm" fo:margin-top="0cm" fo:margin-bottom="0cm" fo:text-indent="0cm" style:auto-text-indent="false"/>
    </style:style>
    <style:style style:name="P68" style:family="paragraph" style:parent-style-name="Heading_20_2">
      <style:paragraph-properties fo:margin-left="-1cm" fo:margin-right="-1cm" fo:margin-top="0cm" fo:margin-bottom="0cm" fo:text-indent="0cm" style:auto-text-indent="false"/>
      <style:text-properties style:font-name="F" fo:font-size="12pt" style:font-size-asian="12pt" style:font-name-complex="F1" style:font-size-complex="12pt"/>
    </style:style>
    <style:style style:name="P69" style:family="paragraph" style:parent-style-name="Heading_20_2">
      <style:paragraph-properties fo:margin-left="-1cm" fo:margin-right="-1cm" fo:margin-top="0cm" fo:margin-bottom="0cm" fo:text-align="justify" style:justify-single-word="false" fo:text-indent="0cm" style:auto-text-indent="false"/>
    </style:style>
    <style:style style:name="P70" style:family="paragraph" style:parent-style-name="Heading_20_2">
      <style:paragraph-properties fo:margin-left="-1.501cm" fo:margin-right="-1.501cm" fo:margin-top="0cm" fo:margin-bottom="0cm" fo:line-height="150%" fo:text-indent="0cm" style:auto-text-indent="false"/>
    </style:style>
    <style:style style:name="P71" style:family="paragraph" style:parent-style-name="Normal_20__28_Web_29_">
      <style:paragraph-properties fo:margin-left="-1cm" fo:margin-right="-1cm" fo:margin-top="0cm" fo:margin-bottom="0cm" fo:text-indent="0cm" style:auto-text-indent="false"/>
    </style:style>
    <style:style style:name="P72" style:family="paragraph" style:parent-style-name="Normal_20__28_Web_29_">
      <style:paragraph-properties fo:margin-left="-1cm" fo:margin-right="-1cm" fo:margin-top="0cm" fo:margin-bottom="0cm" fo:text-indent="0cm" style:auto-text-indent="false"/>
      <style:text-properties style:font-name="F" style:font-name-complex="F1"/>
    </style:style>
    <style:style style:name="P73" style:family="paragraph" style:parent-style-name="Normal_20__28_Web_29_">
      <style:paragraph-properties fo:margin-left="-1cm" fo:margin-right="-1cm" fo:margin-top="0cm" fo:margin-bottom="0cm" fo:text-align="justify" style:justify-single-word="false" fo:text-indent="0cm" style:auto-text-indent="false"/>
    </style:style>
    <style:style style:name="P74" style:family="paragraph" style:parent-style-name="Normal_20__28_Web_29_">
      <style:paragraph-properties fo:margin-left="-1.501cm" fo:margin-right="-1.501cm" fo:margin-top="0cm" fo:margin-bottom="0cm" fo:line-height="150%" fo:text-indent="0cm" style:auto-text-indent="false"/>
    </style:style>
    <style:style style:name="P75" style:family="paragraph" style:parent-style-name="List_20_Paragraph" style:list-style-name="WWNum21">
      <style:paragraph-properties fo:margin-top="0cm" fo:margin-bottom="0cm" fo:line-height="100%"/>
    </style:style>
    <style:style style:name="P76" style:family="paragraph" style:parent-style-name="List_20_Paragraph" style:list-style-name="WWNum20">
      <style:paragraph-properties fo:margin-top="0cm" fo:margin-bottom="0cm" fo:line-height="100%"/>
    </style:style>
    <style:style style:name="P77" style:family="paragraph" style:parent-style-name="List_20_Paragraph" style:list-style-name="WWNum24">
      <style:paragraph-properties fo:margin-top="0cm" fo:margin-bottom="0cm" fo:line-height="100%"/>
    </style:style>
    <style:style style:name="P78" style:family="paragraph" style:parent-style-name="List_20_Paragraph">
      <style:paragraph-properties fo:margin-left="-1.501cm" fo:margin-right="-1.501cm" fo:margin-top="0cm" fo:margin-bottom="0cm" fo:line-height="100%" fo:text-indent="0cm" style:auto-text-indent="false"/>
      <style:text-properties style:font-name="F" fo:font-size="12pt" fo:font-weight="bold" style:font-size-asian="12pt" style:font-weight-asian="bold" style:font-name-complex="F1" style:font-size-complex="12pt" style:font-weight-complex="bold"/>
    </style:style>
    <style:style style:name="P79" style:family="paragraph" style:parent-style-name="List_20_Paragraph" style:list-style-name="WWNum34">
      <style:paragraph-properties fo:margin-left="-1.501cm" fo:margin-right="-1.501cm" fo:margin-top="0cm" fo:margin-bottom="0cm" fo:line-height="100%" fo:text-align="justify" style:justify-single-word="false" fo:text-indent="0cm" style:auto-text-indent="false"/>
    </style:style>
    <style:style style:name="P80" style:family="paragraph" style:parent-style-name="List_20_Paragraph">
      <style:paragraph-properties fo:margin-left="-0.231cm" fo:margin-right="0cm" fo:margin-top="0cm" fo:margin-bottom="0cm" fo:line-height="100%" fo:text-indent="0cm" style:auto-text-indent="false"/>
    </style:style>
    <style:style style:name="P81" style:family="paragraph" style:parent-style-name="List_20_Paragraph">
      <style:paragraph-properties fo:margin-left="-0.231cm" fo:margin-right="0cm" fo:margin-top="0cm" fo:margin-bottom="0cm" fo:line-height="100%" fo:text-indent="0cm" style:auto-text-indent="false"/>
      <style:text-properties fo:color="#000000" style:font-name="Times-Roman" fo:font-size="12pt" style:font-size-asian="12pt" style:font-name-complex="Times-Roman1" style:font-size-complex="12pt"/>
    </style:style>
    <style:style style:name="P82" style:family="paragraph" style:parent-style-name="chapeau">
      <style:paragraph-properties fo:margin-left="-1.501cm" fo:margin-right="-1.501cm" fo:margin-top="0cm" fo:margin-bottom="0cm" fo:line-height="150%" fo:text-indent="0cm" style:auto-text-indent="false"/>
    </style:style>
    <style:style style:name="P83" style:family="paragraph" style:parent-style-name="Default">
      <style:paragraph-properties fo:margin-left="-1.501cm" fo:margin-right="-1.501cm" fo:text-align="justify" style:justify-single-word="false" fo:text-indent="0cm" style:auto-text-indent="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color="#ff0000" fo:font-size="12pt" fo:font-weight="bold" style:font-size-asian="12pt" style:font-weight-asian="bold" style:font-size-complex="12pt" style:font-weight-complex="bold"/>
    </style:style>
    <style:style style:name="T4" style:family="text">
      <style:text-properties fo:color="#ff0000"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T5" style:family="text">
      <style:text-properties fo:color="#ff0000" fo:font-size="14pt" fo:font-weight="bold" style:font-size-asian="14pt" style:font-weight-asian="bold" style:font-size-complex="14pt" style:font-weight-complex="bold"/>
    </style:style>
    <style:style style:name="T6" style:family="text">
      <style:text-properties fo:color="#ff0000" style:font-name="Calibri" fo:font-size="14pt" fo:font-weight="bold" style:font-name-asian="Calibri1" style:font-size-asian="14pt" style:font-weight-asian="bold" style:font-name-complex="Arial1" style:font-size-complex="14pt" style:font-weight-complex="bold"/>
    </style:style>
    <style:style style:name="T7" style:family="text">
      <style:text-properties fo:color="#ff0000" style:font-name="Times New Roman" fo:font-size="18pt" fo:font-weight="bold" style:font-name-asian="Times New Roman2" style:font-size-asian="18pt" style:language-asian="fr" style:country-asian="FR" style:font-weight-asian="bold" style:font-name-complex="Times New Roman2" style:font-size-complex="18pt" style:font-weight-complex="bold"/>
    </style:style>
    <style:style style:name="T8" style:family="text">
      <style:text-properties fo:color="#ff0000" style:font-name="Times New Roman" fo:font-size="12pt" fo:font-weight="bold" style:font-name-asian="Times New Roman2" style:font-size-asian="12pt" style:language-asian="fr" style:country-asian="FR" style:font-weight-asian="bold" style:font-name-complex="Times New Roman2" style:font-size-complex="12pt" style:font-weight-complex="bold"/>
    </style:style>
    <style:style style:name="T9" style:family="text">
      <style:text-properties fo:color="#ff0000" style:font-name="F" fo:font-size="12pt" fo:font-weight="bold" style:font-name-asian="Times New Roman2" style:font-size-asian="12pt" style:language-asian="fr" style:country-asian="FR" style:font-weight-asian="bold" style:font-name-complex="F1" style:font-size-complex="12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color="#2f4f4f" style:font-name="F" fo:font-size="12pt" fo:font-weight="bold" style:font-size-asian="12pt" style:font-weight-asian="bold" style:font-name-complex="F1" style:font-size-complex="12pt" style:font-weight-complex="bold"/>
    </style:style>
    <style:style style:name="T12" style:family="text">
      <style:text-properties style:font-name="F" style:font-name-complex="F1"/>
    </style:style>
    <style:style style:name="T13" style:family="text">
      <style:text-properties style:font-name="F" fo:font-size="12pt" style:font-size-asian="12pt" style:font-name-complex="F1" style:font-size-complex="12pt"/>
    </style:style>
    <style:style style:name="T14" style:family="text">
      <style:text-properties style:font-name="F" fo:font-size="12pt" style:font-size-asian="12pt" style:font-size-complex="12pt"/>
    </style:style>
    <style:style style:name="T15" style:family="text">
      <style:text-properties style:font-name="F" fo:font-size="12pt" fo:language="en" fo:country="US" style:font-size-asian="12pt" style:font-name-complex="F1" style:font-size-complex="12pt"/>
    </style:style>
    <style:style style:name="T16" style:family="text">
      <style:text-properties style:font-name="F" fo:font-size="12pt" style:font-name-asian="Times New Roman2" style:font-size-asian="12pt" style:language-asian="fr" style:country-asian="FR" style:font-name-complex="F1" style:font-size-complex="12pt"/>
    </style:style>
    <style:style style:name="T17" style:family="text">
      <style:text-properties style:font-name="F" fo:font-size="12pt" fo:font-weight="bold" style:font-name-asian="Times New Roman2" style:font-size-asian="12pt" style:language-asian="fr" style:country-asian="FR" style:font-weight-asian="bold" style:font-name-complex="F1" style:font-size-complex="12pt" style:font-weight-complex="bold"/>
    </style:style>
    <style:style style:name="T18" style:family="text">
      <style:text-properties style:font-name="F" fo:font-size="12pt" fo:font-weight="bold" style:font-size-asian="12pt" style:font-weight-asian="bold" style:font-name-complex="F1" style:font-size-complex="12pt"/>
    </style:style>
    <style:style style:name="T19" style:family="text">
      <style:text-properties style:font-name="F" fo:font-size="12pt" fo:font-weight="bold" style:font-size-asian="12pt" style:font-weight-asian="bold" style:font-name-complex="F1" style:font-size-complex="12pt" style:font-weight-complex="bold"/>
    </style:style>
    <style:style style:name="T20" style:family="text">
      <style:text-properties style:font-name="F" fo:font-size="12pt" fo:font-weight="bold" fo:background-color="#00ffff" style:font-size-asian="12pt" style:font-weight-asian="bold" style:font-name-complex="F1" style:font-size-complex="12pt" style:font-weight-complex="bold"/>
    </style:style>
    <style:style style:name="T21" style:family="text">
      <style:text-properties style:font-name="F" fo:font-size="12pt" fo:font-style="italic" fo:font-weight="bold" style:font-name-asian="Times New Roman2" style:font-size-asian="12pt" style:language-asian="fr" style:country-asian="FR" style:font-style-asian="italic" style:font-weight-asian="bold" style:font-name-complex="F1" style:font-size-complex="12pt" style:font-style-complex="italic" style:font-weight-complex="bold"/>
    </style:style>
    <style:style style:name="T22" style:family="text">
      <style:text-properties style:font-name="F" fo:font-size="12pt" fo:font-style="italic" style:font-size-asian="12pt" style:font-style-asian="italic" style:font-name-complex="F1" style:font-size-complex="12pt" style:font-style-complex="italic"/>
    </style:style>
    <style:style style:name="T23" style:family="text">
      <style:text-properties style:font-name="F" fo:font-size="12pt" fo:language="en" fo:country="GB" style:font-size-asian="12pt" style:font-name-complex="F1" style:font-size-complex="12pt"/>
    </style:style>
    <style:style style:name="T24" style:family="text">
      <style:text-properties style:font-name="F" fo:font-size="12pt" fo:language="en" fo:country="GB" fo:font-style="italic" fo:font-weight="bold" style:font-size-asian="12pt" style:font-style-asian="italic" style:font-weight-asian="bold" style:font-name-complex="F1" style:font-size-complex="12pt"/>
    </style:style>
    <style:style style:name="T25" style:family="text">
      <style:text-properties style:font-name="F" fo:font-size="14pt" fo:font-weight="bold" style:font-name-asian="Times New Roman2" style:font-size-asian="14pt" style:language-asian="fr" style:country-asian="FR" style:font-weight-asian="bold" style:font-name-complex="F1" style:font-size-complex="14pt" style:font-weight-complex="bold"/>
    </style:style>
    <style:style style:name="T26" style:family="text">
      <style:text-properties style:font-name="F" fo:font-size="14pt" fo:font-weight="bold" style:font-size-asian="14pt" style:font-weight-asian="bold" style:font-name-complex="F1" style:font-size-complex="14pt" style:font-weight-complex="bold"/>
    </style:style>
    <style:style style:name="T27" style:family="text">
      <style:text-properties style:font-name="F" fo:font-size="14pt" style:font-size-asian="14pt" style:font-name-complex="F1" style:font-size-complex="14pt"/>
    </style:style>
    <style:style style:name="T28" style:family="text">
      <style:text-properties style:font-name="F" fo:font-weight="bold" style:font-weight-asian="bold" style:font-name-complex="F1" style:font-weight-complex="bold"/>
    </style:style>
    <style:style style:name="T29" style:family="text">
      <style:text-properties style:font-name="F" fo:font-size="16pt" fo:font-weight="bold" style:font-size-asian="16pt" style:font-weight-asian="bold" style:font-name-complex="F1" style:font-size-complex="16pt" style:font-weight-complex="bold"/>
    </style:style>
    <style:style style:name="T30" style:family="text">
      <style:text-properties fo:color="#000000"/>
    </style:style>
    <style:style style:name="T31" style:family="text">
      <style:text-properties fo:color="#000000" style:font-name="F" fo:font-size="12pt" style:font-size-asian="12pt" style:font-name-complex="F1" style:font-size-complex="12pt"/>
    </style:style>
    <style:style style:name="T32" style:family="text">
      <style:text-properties fo:color="#000000" style:font-name="F" fo:font-size="12pt" style:font-size-asian="12pt" style:font-name-complex="F1" style:font-size-complex="12pt" style:font-style-complex="italic" style:font-weight-complex="bold"/>
    </style:style>
    <style:style style:name="T33" style:family="text">
      <style:text-properties fo:color="#000000" style:font-name="F" fo:font-size="12pt" fo:font-style="italic" style:font-size-asian="12pt" style:font-style-asian="italic" style:font-name-complex="F1" style:font-size-complex="12pt" style:font-style-complex="italic"/>
    </style:style>
    <style:style style:name="T34" style:family="text">
      <style:text-properties fo:color="#000000" style:font-name="F" fo:font-size="12pt" fo:font-style="italic" fo:font-weight="bold" style:font-size-asian="12pt" style:font-style-asian="italic" style:font-weight-asian="bold" style:font-name-complex="F1" style:font-size-complex="12pt" style:font-style-complex="italic" style:font-weight-complex="bold"/>
    </style:style>
    <style:style style:name="T35" style:family="text">
      <style:text-properties fo:color="#000000" style:font-name="F" fo:font-size="12pt" fo:language="en" fo:country="US" style:font-size-asian="12pt" style:font-name-complex="F1" style:font-size-complex="12pt"/>
    </style:style>
    <style:style style:name="T36" style:family="text">
      <style:text-properties fo:color="#000000" style:font-name="F" fo:font-size="12pt" fo:language="en" fo:country="US" fo:font-style="italic" style:font-size-asian="12pt" style:font-style-asian="italic" style:font-name-complex="F1" style:font-size-complex="12pt" style:font-style-complex="italic"/>
    </style:style>
    <style:style style:name="T37" style:family="text">
      <style:text-properties fo:color="#000000" style:font-name="F" fo:font-size="12pt" fo:language="en" fo:country="GB" style:font-size-asian="12pt" style:font-name-complex="F1" style:font-size-complex="12pt"/>
    </style:style>
    <style:style style:name="T38" style:family="text">
      <style:text-properties fo:color="#000000" style:font-name="F" fo:font-size="12pt" fo:language="en" fo:country="GB" fo:font-style="italic" fo:font-weight="bold" style:font-size-asian="12pt" style:font-style-asian="italic" style:font-weight-asian="bold" style:font-name-complex="F1" style:font-size-complex="12pt" style:font-style-complex="italic" style:font-weight-complex="bold"/>
    </style:style>
    <style:style style:name="T39" style:family="text">
      <style:text-properties fo:color="#000000" style:font-name="Times-Roman" fo:font-size="14pt" fo:font-weight="bold" style:font-size-asian="14pt" style:font-weight-asian="bold" style:font-name-complex="Times-Roman1" style:font-size-complex="14pt" style:font-weight-complex="bold"/>
    </style:style>
    <style:style style:name="T40" style:family="text">
      <style:text-properties fo:color="#182828" style:font-name="F" fo:font-size="12pt" style:font-size-asian="12pt" style:font-name-complex="F1" style:font-size-complex="12pt"/>
    </style:style>
    <style:style style:name="T41" style:family="text">
      <style:text-properties fo:color="#0070c0" style:font-name="F" fo:font-size="12pt" fo:font-weight="bold" style:font-size-asian="12pt" style:font-weight-asian="bold" style:font-name-complex="F1" style:font-size-complex="12pt" style:font-weight-complex="bold"/>
    </style:style>
    <style:style style:name="T42" style:family="text">
      <style:text-properties fo:color="#0070c0" fo:font-weight="bold" style:font-weight-asian="bold" style:font-weight-complex="bold"/>
    </style:style>
    <style:style style:name="T43" style:family="text">
      <style:text-properties fo:color="#0f243e" style:font-name="F" fo:font-size="12pt" fo:font-weight="bold" style:letter-kerning="true" style:font-name-asian="Times New Roman2" style:font-size-asian="12pt" style:language-asian="fr" style:country-asian="FR" style:font-weight-asian="bold" style:font-name-complex="F1" style:font-size-complex="12pt" style:font-weight-complex="bold"/>
    </style:style>
    <style:style style:name="T44" style:family="text">
      <style:text-properties fo:color="#333333" style:font-name="F" fo:font-size="12pt" style:font-name-asian="Times New Roman2" style:font-size-asian="12pt" style:language-asian="fr" style:country-asian="FR" style:font-name-complex="F1" style:font-size-complex="12pt"/>
    </style:style>
    <style:style style:name="T45" style:family="text">
      <style:text-properties fo:color="#333333" style:font-name="F" fo:font-size="12pt" style:font-size-asian="12pt" style:font-name-complex="F1" style:font-size-complex="12pt"/>
    </style:style>
    <style:style style:name="T46" style:family="text">
      <style:text-properties fo:color="#333333" style:font-name="F" fo:font-size="12pt" style:font-name-asian="Calibri1" style:font-size-asian="12pt" style:font-size-complex="12pt"/>
    </style:style>
    <style:style style:name="T47" style:family="text">
      <style:text-properties fo:color="#333333" style:font-name="F" fo:font-size="12pt" fo:font-weight="normal" style:font-name-asian="Calibri1" style:font-size-asian="12pt" style:font-weight-asian="normal" style:font-size-complex="12pt" style:font-weight-complex="normal"/>
    </style:style>
    <style:style style:name="T48" style:family="text">
      <style:text-properties fo:color="#830000" style:font-name="F" fo:font-size="12pt" fo:font-weight="bold" style:font-name-asian="Times New Roman2" style:font-size-asian="12pt" style:language-asian="fr" style:country-asian="FR" style:font-weight-asian="bold" style:font-name-complex="F1" style:font-size-complex="12pt" style:font-weight-complex="bold"/>
    </style:style>
    <style:style style:name="T49" style:family="text">
      <style:text-properties fo:color="#00000a"/>
    </style:style>
    <style:style style:name="T50" style:family="text">
      <style:text-properties fo:color="#00000a" style:font-name="TimesNewRomanPS-BoldMT" fo:font-weight="normal" style:font-weight-asian="normal" style:font-name-complex="TimesNewRomanPS-BoldMT1" style:font-weight-complex="normal"/>
    </style:style>
    <style:style style:name="T51" style:family="text">
      <style:text-properties fo:color="#00000a" style:font-name="TimesNewRomanPS-ItalicMT" fo:font-style="italic" style:font-style-asian="italic" style:font-name-complex="TimesNewRomanPS-ItalicMT1" style:font-style-complex="italic"/>
    </style:style>
    <style:style style:name="T52" style:family="text">
      <style:text-properties fo:color="#00000a" style:font-name="TimesNewRomanPSMT" fo:font-size="12pt" style:font-size-asian="12pt" style:font-name-complex="TimesNewRomanPSMT1" style:font-size-complex="12pt"/>
    </style:style>
    <style:style style:name="T53" style:family="text">
      <style:text-properties fo:color="#00000a" style:font-name="TimesNewRomanPSMT" fo:font-size="10pt" style:font-size-asian="10pt" style:font-name-complex="TimesNewRomanPSMT1" style:font-size-complex="10pt"/>
    </style:style>
    <style:style style:name="T54" style:family="text">
      <style:text-properties fo:color="#00000a" style:font-name="Times-Roman" fo:font-size="12pt" style:font-size-asian="12pt" style:font-name-complex="Times-Roman1" style:font-size-complex="12pt"/>
    </style:style>
    <style:style style:name="T55" style:family="text">
      <style:text-properties fo:color="#00000a" style:text-underline-style="none" style:font-name-complex="F1"/>
    </style:style>
    <style:style style:name="T56" style:family="text">
      <style:text-properties style:font-name="Times-Bold" fo:font-size="14pt" fo:font-weight="bold" style:font-size-asian="14pt" style:font-weight-asian="bold" style:font-name-complex="Times-Bold1" style:font-size-complex="14pt" style:font-weight-complex="bold"/>
    </style:style>
    <style:style style:name="T57" style:family="text">
      <style:text-properties style:font-name="Times-Roman" fo:font-size="12pt" style:font-size-asian="12pt" style:font-name-complex="Times-Roman1" style:font-size-complex="12pt"/>
    </style:style>
    <style:style style:name="T58" style:family="text">
      <style:text-properties fo:color="#800000" style:font-name="F" fo:font-size="14pt" fo:font-weight="bold" style:font-size-asian="14pt" style:font-weight-asian="bold" style:font-name-complex="F1" style:font-size-complex="14pt" style:font-weight-complex="bold"/>
    </style:style>
    <style:style style:name="T59" style:family="text">
      <style:text-properties fo:color="#80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text:span text:style-name="T1">Le rapport </text:span></text:p>
          </table:table-cell>
          <table:table-cell table:style-name="Tableau1.A1" office:value-type="string">
            <text:p text:style-name="P9"><text:span text:style-name="T3">NE PAS LE REDIGER DANS LA PRECIPITATION !</text:span></text:p>
          </table:table-cell>
          <table:table-cell table:style-name="Tableau1.A1" office:value-type="string">
            <text:p text:style-name="P10"/>
          </table:table-cell>
        </table:table-row>
        <table:table-row table:style-name="Tableau1.1">
          <table:table-cell table:style-name="Tableau1.A1" office:value-type="string">
            <text:p text:style-name="P10"/>
          </table:table-cell>
          <table:table-cell table:style-name="Tableau1.A1" office:value-type="string">
            <text:p text:style-name="P9"><text:span text:style-name="T1">fond</text:span></text:p>
          </table:table-cell>
          <table:table-cell table:style-name="Tableau1.A1" office:value-type="string">
            <text:p text:style-name="P9"><text:span text:style-name="T1">forme</text:span></text:p>
          </table:table-cell>
        </table:table-row>
        <table:table-row table:style-name="Tableau1.1">
          <table:table-cell table:style-name="Tableau1.A1" office:value-type="string">
            <text:p text:style-name="P10"/>
          </table:table-cell>
          <table:table-cell table:style-name="Tableau1.A1" office:value-type="string">
            <text:p text:style-name="P9"><text:span text:style-name="T1">Le chapitre 1 n’est pas une intro mais <text:s/>une présentation du contexte, de l’état de l’art….</text:span></text:p>
            <text:p text:style-name="P9"><text:span text:style-name="T1">Uniformiser les schémas présentés <text:s/>( entre <text:s text:c="3"/>schéma et tableau : mêmes éléments).</text:span></text:p>
            <text:p text:style-name="P9"><text:span text:style-name="T1">EQUILIBRE DES PARTIES.</text:span></text:p>
            <text:p text:style-name="P9"><text:span text:style-name="T1">Mettez en valeur l’apport personnel çad la partie pratique.</text:span></text:p>
            <text:p text:style-name="P9"><text:span text:style-name="T1">L’apport personnel + l’initiative personnelle sont notés ++++ par le jury.</text:span></text:p>
            <text:p text:style-name="P9"><text:span text:style-name="T1">!!!LE SAVOIR SCIENTIFIQUE : présenter des concepts justes et bien définis ( protocole <text:s/>de communication)</text:span></text:p>
            <text:p text:style-name="P9"><text:span text:style-name="T1">Rédiger une intro ( annoncer <text:s/>le contenu du chapitre en cours)et une conclusion pour chaque chapitre ( récapituler et annoncer un nouveau chapitre).</text:span></text:p>
            <text:p text:style-name="P9"><text:span text:style-name="T1">!!!Les connecteurs.</text:span></text:p>
            <text:p text:style-name="P9"><text:span text:style-name="T1">On vous demandera de rectifier les erreurs sur le rapport avant de le déposer à la bibliothèque.</text:span></text:p>
            <text:p text:style-name="P9"><text:span text:style-name="T1">L’autonomie est appréciée !</text:span></text:p>
            <text:p text:style-name="P9"><text:span text:style-name="T1">Le plagiat <text:s/>se repère !!!! Copier/coller d’une thèse à la Faculté des Sciences.</text:span></text:p>
            <text:p text:style-name="P9"><text:span text:style-name="T1">Les éléments bibliographiques doivent être présentés selon leur </text:span><text:soft-page-break/><text:span text:style-name="T1">apparition dans le rapport + respecter des normes de présentation.</text:span></text:p>
            <text:p text:style-name="P9"><text:span text:style-name="T1">Evitez l’emploi de &lt;&lt;on &gt;&gt;, utilisez plutôt la forme impersonnelle pour décrire et/ou expliquer .</text:span></text:p>
            <text:p text:style-name="P9"><text:span text:style-name="T1">Soigner l’introduction générale : cohérence.</text:span></text:p>
            <text:p text:style-name="P9"><text:span text:style-name="T1">Si vous travaillez sur plusieurs choses établissez des liens entre elles.</text:span></text:p>
            <text:p text:style-name="P9"><text:span text:style-name="T1">Mentionnez les tests effectués.</text:span></text:p>
            <text:p text:style-name="P9"><text:span text:style-name="T1">Posez bien votre problématique.</text:span></text:p>
            <text:p text:style-name="P9"><text:span text:style-name="T1">Le questionnement pour obtenir des informations sur l’entreprise : il faut poser les bonnes questions.</text:span></text:p>
            <text:p text:style-name="P9"><text:span text:style-name="T1">Vous devez systématiquement justifier vos choix concernant les outils et les paramètres.</text:span></text:p>
            <text:p text:style-name="P9"><text:span text:style-name="T1">Cherchez dans la bibliographie des valeurs typiques pour avoir la possibilité de valider vos propres valeurs en vous basant sur des valeurs réelles : n’inventez pas !!! </text:span></text:p>
            <text:p text:style-name="P9"><text:span text:style-name="T1">Prévoyez des problèmes et pensez aux solutions !!!!!!</text:span></text:p>
            <text:p text:style-name="P9"><text:span text:style-name="T1">Bibliographie : à mentionner la date de la consultation des sites.</text:span></text:p>
            <text:p text:style-name="P9"><text:span text:style-name="T1">Attention aux erreurs de langue et au découpage des mots.</text:span></text:p>
            <text:p text:style-name="P9"><text:span text:style-name="T4">SOUS RESERVE</text:span></text:p>
          </table:table-cell>
          <table:table-cell table:style-name="Tableau1.A1" office:value-type="string">
            <text:p text:style-name="P9"><text:span text:style-name="T1">!!! abréviations sur la page de garde ( prof/ Mme…).</text:span></text:p>
            <text:p text:style-name="P9"><text:span text:style-name="T1">! les retraits ( respecter la mise en forme= taille/police/espacement/interligne/justifié</text:span><text:span text:style-name="T10">….</text:span></text:p>
            <text:p text:style-name="P9"><text:span text:style-name="T5"><text:s/></text:span><text:span text:style-name="T6">justifié/ interligne 1.5/ titre 14 arial /</text:span><text:span text:style-name="T5">sous titre 13 arial/</text:span><text:span text:style-name="T6"> texte 12 times/ espace avant 2.5</text:span></text:p>
            <text:p text:style-name="P9"><text:span text:style-name="T1">Liste des figures + tableaux = juste après le sommaire sans n° de bas de page.</text:span></text:p>
            <text:p text:style-name="P9"><text:span text:style-name="T1">Ecrire le nom de la figure après le figure =/= écrire le nom du tableau avant le tableau.</text:span></text:p>
            <text:p text:style-name="P9"><text:span text:style-name="T1">Choisir des noms précis pour les figures, les chapitres.</text:span></text:p>
            <text:p text:style-name="P9"><text:span text:style-name="T1">Eviter les titres en fin de page et garder le même style pour tous .</text:span></text:p>
            <text:p text:style-name="P9"><text:span text:style-name="T1">Attention à la pagination : l’introduction ne peut pas être page 1 !!!</text:span></text:p>
            <text:p text:style-name="P10"/>
          </table:table-cell>
        </table:table-row>
        <table:table-row table:style-name="Tableau1.1">
          <table:table-cell table:style-name="Tableau1.A1" office:value-type="string">
            <text:p text:style-name="P9"><text:span text:style-name="T1">Le Power Point</text:span></text:p>
          </table:table-cell>
          <table:table-cell table:style-name="Tableau1.A1" office:value-type="string">
            <text:p text:style-name="P10"/>
          </table:table-cell>
          <table:table-cell table:style-name="Tableau1.A1" office:value-type="string">
            <text:p text:style-name="P10"/>
          </table:table-cell>
        </table:table-row>
        <table:table-row table:style-name="Tableau1.1">
          <table:table-cell table:style-name="Tableau1.A1" office:value-type="string">
            <text:p text:style-name="P10"/>
          </table:table-cell>
          <table:table-cell table:style-name="Tableau1.A1" office:value-type="string">
            <text:p text:style-name="P9"><text:span text:style-name="T1">fond</text:span></text:p>
          </table:table-cell>
          <table:table-cell table:style-name="Tableau1.A1" office:value-type="string">
            <text:p text:style-name="P9"><text:span text:style-name="T1">forme</text:span></text:p>
          </table:table-cell>
        </table:table-row>
        <table:table-row table:style-name="Tableau1.1">
          <table:table-cell table:style-name="Tableau1.A1" office:value-type="string">
            <text:p text:style-name="P10"/>
          </table:table-cell>
          <table:table-cell table:style-name="Tableau1.A1" office:value-type="string">
            <text:p text:style-name="P9"><text:span text:style-name="T1">Ne rédigez pas de phrases </text:span><text:soft-page-break/><text:span text:style-name="T1">complètes.</text:span></text:p>
            <text:p text:style-name="P9"><text:span text:style-name="T1">!!! erreurs linguistiques( le diapo/ tous les informations…)</text:span></text:p>
            <text:p text:style-name="P9"><text:span text:style-name="T1">Ne pas changer le titre du projet sans consulter l’encadrant ou le jour de la soutenance</text:span></text:p>
            <text:p text:style-name="P9"><text:span text:style-name="T1">Impliquez-vous donc pas de «  on ».</text:span></text:p>
            <text:p text:style-name="P9"><text:span text:style-name="T1">Schématisez .</text:span></text:p>
            <text:p text:style-name="P9"><text:span text:style-name="T1">Relisez avant la soutenance, faites-vous relire pour corriger les erreurs de langue( exp : archivage manuelle, tous les informations, un étude, intarface, ).</text:span></text:p>
            <text:p text:style-name="P9"><text:span text:style-name="T1">Mettez des numéros lisibles et uniformisez vos diapos.</text:span></text:p>
            <text:p text:style-name="P9"><text:span text:style-name="T1">Sélectionnez/ synthétisez <text:s/>les informations : l’exposé = synthèse du rapport.</text:span></text:p>
            <text:p text:style-name="P9"><text:span text:style-name="T1">Attention à la lisibilité de vos schémas !</text:span></text:p>
          </table:table-cell>
          <table:table-cell table:style-name="Tableau1.A1" office:value-type="string">
            <text:p text:style-name="P9"><text:span text:style-name="T1">!!! couleur / lisibilité !!! blanc sur blanc.</text:span></text:p>
            <text:p text:style-name="P9"><text:soft-page-break/><text:span text:style-name="T1">Ponctuez vos diapos : la ponctuation fait partie de l’orthographe du français.</text:span></text:p>
          </table:table-cell>
        </table:table-row>
        <table:table-row table:style-name="Tableau1.1">
          <table:table-cell table:style-name="Tableau1.A1" office:value-type="string">
            <text:p text:style-name="P9"><text:span text:style-name="T1">L’exposé</text:span></text:p>
          </table:table-cell>
          <table:table-cell table:style-name="Tableau1.A1" office:value-type="string">
            <text:p text:style-name="P10"/>
          </table:table-cell>
          <table:table-cell table:style-name="Tableau1.A1" office:value-type="string">
            <text:p text:style-name="P10"/>
          </table:table-cell>
        </table:table-row>
        <table:table-row table:style-name="Tableau1.1">
          <table:table-cell table:style-name="Tableau1.A1" office:value-type="string">
            <text:p text:style-name="P10"/>
          </table:table-cell>
          <table:table-cell table:style-name="Tableau1.A1" office:value-type="string">
            <text:p text:style-name="P9"><text:span text:style-name="T1">verbal</text:span></text:p>
          </table:table-cell>
          <table:table-cell table:style-name="Tableau1.A1" office:value-type="string">
            <text:p text:style-name="P9"><text:span text:style-name="T1">Non verbal</text:span></text:p>
          </table:table-cell>
        </table:table-row>
        <table:table-row table:style-name="Tableau1.1">
          <table:table-cell table:style-name="Tableau1.A1" office:value-type="string">
            <text:p text:style-name="P10"/>
          </table:table-cell>
          <table:table-cell table:style-name="Tableau1.A1" office:value-type="string">
            <text:p text:style-name="P9"><text:span text:style-name="T1">Evitez le bonjour tout le monde !!!!!</text:span></text:p>
            <text:p text:style-name="P9"><text:span text:style-name="T1">Reformuler + expliciter</text:span></text:p>
            <text:p text:style-name="P9"><text:span text:style-name="T1">Elaborer des phrases complètes et reliées.</text:span></text:p>
            <text:p text:style-name="P9"><text:span text:style-name="T1">! les connecteurs </text:span></text:p>
            <text:p text:style-name="P9"><text:span text:style-name="T1">Vouvoyer les membres du jury.</text:span></text:p>
            <text:p text:style-name="P9"><text:span text:style-name="T1">Régler le débit.</text:span></text:p>
            <text:p text:style-name="P9"><text:span text:style-name="T1">Préparez des phrases de transition( passage d’une idée à l’autre// d’une diapo <text:s/>à une autre).</text:span></text:p>
            <text:p text:style-name="P9"><text:soft-page-break/><text:span text:style-name="T1">Ne pas apprendre le discours par cœur= débit trop rapide.</text:span></text:p>
            <text:p text:style-name="P9"><text:span text:style-name="T1">Attention au français parlé ! ( exp : malgré ça), aux constructions inappropriées ( exp : malgré que, non plus), les tics ( exp : déjà, donc, bon, au fait….).</text:span></text:p>
            <text:p text:style-name="P9"><text:span text:style-name="T1">Contrôlez les temps morts et le débit pour ne pas ennuyer le jury.</text:span></text:p>
          </table:table-cell>
          <table:table-cell table:style-name="Tableau1.A1" office:value-type="string">
            <text:p text:style-name="P9"><text:span text:style-name="T1">!!! rapport écran surtout pour le commentaire des interfaces.</text:span></text:p>
            <text:p text:style-name="P9"><text:span text:style-name="T1">Gestuel = les mains ne finissent pas les phrases.</text:span></text:p>
            <text:p text:style-name="P9"><text:span text:style-name="T1">Regarder tous les membres du jury et non pas le président ou le rapporteur</text:span></text:p>
            <text:p text:style-name="P9"><text:span text:style-name="T1">Ne pas lire à partir de l’écran du PC.</text:span></text:p>
            <text:p text:style-name="P9"><text:span text:style-name="T1">Ne pas cacher l’écran, placez-vous d’un côté ou de l’autre.</text:span></text:p>
            <text:p text:style-name="P9"><text:span text:style-name="T1">L’exposé dure 20 mn, vous devez vous tenir correctement çad évitez de vous appuyer sur une table par exemple.</text:span></text:p>
            <text:p text:style-name="P9"><text:span text:style-name="T1">La voix doit porter et prenez en considération les bruits extérieurs.</text:span></text:p>
            <text:p text:style-name="P9"><text:span text:style-name="T1">Ne tournez jamais le dos au jury !!!</text:span></text:p>
            <text:p text:style-name="P9"><text:span text:style-name="T1">Attention aux manifestations du stress ( danser, le papier mouchoir, </text:span><text:soft-page-break/><text:span text:style-name="T1">les cheveux….).</text:span></text:p>
            <text:p text:style-name="P9"><text:span text:style-name="T1">Attention à l’intonation : accentuez là il faut !!!</text:span></text:p>
          </table:table-cell>
        </table:table-row>
        <table:table-row table:style-name="Tableau1.1">
          <table:table-cell table:style-name="Tableau1.A1" office:value-type="string">
            <text:p text:style-name="P9"><text:span text:style-name="T1">L’entretien </text:span></text:p>
          </table:table-cell>
          <table:table-cell table:style-name="Tableau1.A1" office:value-type="string">
            <text:p text:style-name="P10"/>
          </table:table-cell>
          <table:table-cell table:style-name="Tableau1.A1" office:value-type="string">
            <text:p text:style-name="P10"/>
          </table:table-cell>
        </table:table-row>
        <table:table-row table:style-name="Tableau1.1">
          <table:table-cell table:style-name="Tableau1.A1" office:value-type="string">
            <text:p text:style-name="P10"/>
          </table:table-cell>
          <table:table-cell table:style-name="Tableau1.A1" office:value-type="string">
            <text:p text:style-name="P9"><text:span text:style-name="T1">Questions pointues posées per le jury pour comprendre= il faut y répondre avec clarté.</text:span></text:p>
            <text:p text:style-name="P9"><text:span text:style-name="T1">!!!! vous aurez des remarques sur le dynamisme de l’exposé.</text:span></text:p>
            <text:p text:style-name="P9"><text:span text:style-name="T1">Vouvoyer les membres du jury.</text:span></text:p>
            <text:p text:style-name="P9"><text:span text:style-name="T1">Attendez que le jury ait fini de poser la question pour y répondre : ne lui coupez pas la parole.</text:span></text:p>
            <text:p text:style-name="P9"><text:span text:style-name="T1">Concentrez-vous pour comprendre les questions du jury : elles portent sur votre propre projet donc vous connaissez toutes les réponses normalement !</text:span></text:p>
            <text:p text:style-name="P9"><text:span text:style-name="T1">N’attendez pas que le jury vous invite à revenir au rapport. Mettez une copie près de vous avant de commencer l’entretien.</text:span></text:p>
            <text:p text:style-name="P9"><text:span text:style-name="T1">Expliciter + clarifier.</text:span></text:p>
            <text:p text:style-name="P9"><text:span text:style-name="T1">Exemple <text:s/>de questions posées : pourquoi ne pas avoir pensé à une solution open source ? Pourquoi répondre à l’entreprise avec une solution classique ?</text:span></text:p>
            <text:p text:style-name="P9"><text:soft-page-break/><text:span text:style-name="T1">On vous conseille de proposer un chronogramme / Grant pour le déroulement des tâches :</text:span></text:p>
            <text:list xml:id="list2565058368019811312" text:style-name="WWNum21">
              <text:list-item>
                <text:p text:style-name="P75"><text:span text:style-name="T1">Grant planifié.</text:span></text:p>
              </text:list-item>
              <text:list-item>
                <text:p text:style-name="P75"><text:span text:style-name="T1">Grant réel </text:span></text:p>
              </text:list-item>
            </text:list>
            <text:p text:style-name="P9"><text:span text:style-name="T1">Il faut les comparer et marquer le recul , c’est une auto évaluation pour mettre en évidence les problèmes rencontrés et les moyens pour les résoudre( moyens utilisés et ceux qui auraient pu l’être).</text:span></text:p>
          </table:table-cell>
          <table:table-cell table:style-name="Tableau1.A1" office:value-type="string">
            <text:p text:style-name="P9"><text:span text:style-name="T1">Variété linguistique ( arabe/ français/ anglais).</text:span></text:p>
            <text:p text:style-name="P9"><text:span text:style-name="T1">Ordre de prise de parole :</text:span></text:p>
            <text:list xml:id="list7062326545907051770" text:style-name="WWNum20">
              <text:list-item>
                <text:p text:style-name="P76"><text:span text:style-name="T1">Le rapporteur.</text:span></text:p>
              </text:list-item>
              <text:list-item>
                <text:p text:style-name="P76"><text:span text:style-name="T1">L’encadrant de l’ISI.</text:span></text:p>
              </text:list-item>
              <text:list-item>
                <text:p text:style-name="P76"><text:span text:style-name="T1">Le président.</text:span></text:p>
              </text:list-item>
              <text:list-item>
                <text:p text:style-name="P76"><text:span text:style-name="T1">L’encadrant de l’entreprise.</text:span></text:p>
              </text:list-item>
            </text:list>
            <text:p text:style-name="P9"><text:span text:style-name="T1">Si l’encadrant n’assiste pas, il doit envoyer un rapport confidentiel avec une note. Évitez que le jury ne soit obligé de lui téléphoner pour obtenir des informations.</text:span></text:p>
            <text:p text:style-name="P10"/>
          </table:table-cell>
        </table:table-row>
      </table:table>
      <text:p text:style-name="Standard"/>
      <text:p text:style-name="P9"><text:span text:style-name="T11">Comment présenter la bibliographie ?</text:span></text:p>
      <text:p text:style-name="P11"/>
      <text:p text:style-name="P9"><text:span text:style-name="T31">[1] Barzilai (Igor). – </text:span><text:span text:style-name="T33">Mise en page avec OpenOffice.org Writer – De la conception à la réalisation</text:span><text:span text:style-name="T31">. – Eyrolles, 2007.</text:span></text:p>
      <text:p text:style-name="P9"><text:span text:style-name="T35">[2] Booth (Vernon). – </text:span><text:span text:style-name="T36">Communicating in Science, Writing a scientific paper and speaking at scientific meetings</text:span></text:p>
      <text:p text:style-name="P9"><text:span text:style-name="T36">(second edition)</text:span><text:span text:style-name="T35">., Cambridge University Press, 1993.</text:span></text:p>
      <text:p text:style-name="P9"><text:span text:style-name="T35">[3] Booth (Wayne C.), Colomb (Gregory G.) et Williams (Joseph M.). – </text:span><text:span text:style-name="T36">The Craft of Research (third edition)</text:span><text:span text:style-name="T35">.– The University of Chicago Press, 2008.</text:span></text:p>
      <text:p text:style-name="P9"><text:span text:style-name="T35">[4] Davis (Martha). – </text:span><text:span text:style-name="T36">Scientific Papers and Presentations (second edition)</text:span><text:span text:style-name="T35">. – Elsevier Academic Press, 2005.</text:span></text:p>
      <text:p text:style-name="P9"><text:span text:style-name="T35">[5] Doumont (Jean-Luc). – </text:span><text:span text:style-name="T36">Trees, maps, and theorems. </text:span><text:span text:style-name="T33">Effective communication for rational minds</text:span><text:span text:style-name="T31">. – Principiæ, 2009. </text:span><text:span text:style-name="T40">http://www.treesmapsandtheorems.com/</text:span><text:span text:style-name="T31">.</text:span></text:p>
      <text:p text:style-name="P9"><text:span text:style-name="T31">[6] GUTenberg, le groupe francophone des utilisateurs de TeX. – </text:span><text:span text:style-name="T40">http://www.gutenberg.eu.org/</text:span><text:span text:style-name="T31">.</text:span></text:p>
      <text:p text:style-name="P9"><text:span text:style-name="T31">[7] LATEX – a document preparation system. – </text:span><text:span text:style-name="T40">http://www.latex-project.org/</text:span><text:span text:style-name="T31">.</text:span></text:p>
      <text:p text:style-name="P9"><text:span text:style-name="T31">[8] Projet francophone openoffice.org. – </text:span><text:span text:style-name="T40">http://fr.openoffice.org/</text:span><text:span text:style-name="T31">.</text:span></text:p>
      <text:p text:style-name="P9"><text:span text:style-name="T31">[9] TEX users group home page. – </text:span><text:span text:style-name="T40">http://www.tug.org/</text:span><text:span text:style-name="T31">.</text:span></text:p>
      <text:p text:style-name="Standard"><text:span text:style-name="T35">[10] Zobel (Justin). – </text:span><text:span text:style-name="T36">Writing for Computer Science (second edition)</text:span><text:span text:style-name="T35">. – Springer, 2004.</text:span></text:p>
      <text:p text:style-name="P1"/>
      <text:p text:style-name="P13"><text:span text:style-name="T25">Rapport de stage</text:span></text:p>
      <text:p text:style-name="P12"><text:soft-page-break/><text:span text:style-name="T16">Ce document présente les règles à respecter pour la composition des différents rapports produits au cours de vos stages  ; il peut aussi servir à la rédaction des rapports que vous avez à remettre durant votre scolarité, notamment pour les projets réalisés. Nous présentons des généralités concernant la présentation des rapports, un exemple de plan indicatif, des exemples de ce qu'il ne faut pas faire ...</text:span></text:p>
      <text:p text:style-name="P12"><text:span text:style-name="T16">Ce document se veut indicatif, tout n'est pas à respecter à la lettre. Cependant certaines règles sont des règles d'or lors de la rédaction d'un rapport. Certaines choses vous paraîtrons donc plus qu'évidentes, tant mieux ! Mais en général "ça va sans dire, mais ça va mieux en le disant".</text:span></text:p>
      <text:p text:style-name="P12"><text:span text:style-name="T16">Vous trouverez aussi une partie spécifique destinée au rapport intermédiaire qui vous sera demandé au cours de votre mémoire de troisième année.</text:span></text:p>
      <text:p text:style-name="P12"><text:span text:style-name="T17">Conseils et règles à respecter dans l'écriture des rapports</text:span></text:p>
      <text:p text:style-name="P12"><text:span text:style-name="T16">Un rapport, vous le savez, est évalué selon deux critères principaux : la forme et le fond. Il faut que vous appreniez un certain nombre de règles de présentation afin de vous assurer la validité de la forme, si vous voulez que le lecteur s'intéresse au fond. Nous commençons donc par quelques conseils de présentation générale.</text:span></text:p>
      <text:p text:style-name="P12"><text:span text:style-name="T16">Quant au contenu, un rapport doit permettre au lecteur de se faire une opinion personnelle sur la validité du travail effectué et des conclusions auxquelles l'élève est parvenu.</text:span></text:p>
      <text:p text:style-name="P12"><text:span text:style-name="T16">C'est pourquoi il doit être bref, précis, structuré, de présentation claire et dégager ce qui est original de ce qui ne l'est pas. Prenez du recul sur votre travail ! L'intérêt n'est pas de nous donner tous les noms de fonctions programmées, le fonctionnement de chaque écran de saisie, ... mais plutôt de souligner les spécificités du langage utilisé, les problèmes et les solutions que vous avez apporté compte-tenu des moyens mis à votre disposition. Les programmes et les captures d'écrans servent alors à illustrer votre propos.</text:span></text:p>
      <text:p text:style-name="P12"><text:span text:style-name="T16">Nous proposons donc un plan (indicatif) et quelques conseils quant au contenu des différentes parties proposées.</text:span></text:p>
      <text:p text:style-name="P12"><text:span text:style-name="T16">Enfin, n'oubliez pas, pour ce qui en sont déjà au mémoire final, que votre rapport n'est pas uniquement destiné à un jury : il pourra vous servir également dans votre carrière en démontrant vos qualités d'ingénieur, vos compétences techniques et en mettant en valeur votre expérience professionnelle.</text:span></text:p>
      <text:p text:style-name="P12"><text:span text:style-name="T16"> </text:span><text:span text:style-name="T17">Présentation générale</text:span></text:p>
      <text:p text:style-name="P12"><text:span text:style-name="T16">La rédaction doit être très soignée. La précision et la clarté des propositions, la correction grammaticale, le style sont des éléments importants.</text:span></text:p>
      <text:p text:style-name="P12"><text:span text:style-name="T16">Il est toujours indispensable de reprendre entièrement la première rédaction du texte afin d'en éliminer les redites, regrouper les idées, et sacrifier l'accessoire à l'essentiel.</text:span></text:p>
      <text:p text:style-name="P12"><text:span text:style-name="T16">Ce travail de rédaction permettra de juger les qualités indispensables à tout ingénieur : le sens critique, la clarté et la concision.</text:span></text:p>
      <text:p text:style-name="P12"><text:span text:style-name="T16">Voici quelques ( !) points à vérifier pendant et à la fin de la rédaction de votre rapport :</text:span></text:p>
      <text:list xml:id="list377301538163645896" text:style-name="WWNum2">
        <text:list-item>
          <text:list>
            <text:list-item>
              <text:p text:style-name="P14"><text:span text:style-name="T16">un entête et/ou un pied de page sont les bienvenus. Ils doivent contenir une information essentielle : le numéro de page. Vous pouvez aussi y ajouter des informations comme le nom de l'entreprise, votre nom, le sujet de stage, la confidentialité, .... ;</text:span></text:p>
            </text:list-item>
            <text:list-item>
              <text:p text:style-name="P14"><text:span text:style-name="T16">justifiez votre texte ;</text:span></text:p>
            </text:list-item>
            <text:list-item>
              <text:p text:style-name="P14"><text:span text:style-name="T16">ne changez pas de police de caractère (une police très classique est de rigueur : Times New Roman, Geneva, ... de taille 12 par exemple) ;</text:span></text:p>
            </text:list-item>
            <text:list-item>
              <text:p text:style-name="P14"><text:span text:style-name="T16">alignez les énumérations ;</text:span></text:p>
            </text:list-item>
            <text:list-item>
              <text:p text:style-name="P14"><text:span text:style-name="T16">aérez votre texte, laissez des marges suffisante pour votre reliure et pour d'éventuelles annotations des lecteurs ;</text:span></text:p>
            </text:list-item>
            <text:list-item>
              <text:p text:style-name="P14"><text:span text:style-name="T16">passez le correcteur orthographique, si possible faites relire votre document ;</text:span></text:p>
            </text:list-item>
            <text:list-item>
              <text:p text:style-name="P14"><text:span text:style-name="T16">une phrase possède un verbe ! les phrases elliptiques ou incomplètes sont à éviter. D'autre part, une phrase commence par une majuscule et fini par un point. Pensez à faire des phrases courtes ;</text:span></text:p>
            </text:list-item>
            <text:list-item>
              <text:p text:style-name="P14"><text:soft-page-break/><text:span text:style-name="T16">vérifiez la numérotation (On ne passe pas de la partie 2.1 à 2.3 sans avoir la 2.2, les numéros sont les mêmes dans la table des matières et dans le corps du rapport), utilisez une numérotation homogène (si vous définissez une partie A dans le chapitre 1, ne définissez pas de partie 3 dans le chapitre 2) ;</text:span></text:p>
            </text:list-item>
            <text:list-item>
              <text:p text:style-name="P14"><text:span text:style-name="T16">numérotez et légendez vos figures. Si vous placez une figure dans votre rapport, vous êtes censés y faire référence (pensez d'ailleurs à vérifier que vos références correspondent bien à la bonne figure).</text:span></text:p>
            </text:list-item>
            <text:list-item>
              <text:p text:style-name="P14"><text:span text:style-name="T16">respectez les conventions typographiques (où placer les espaces, les majuscules, ...) ;</text:span></text:p>
            </text:list-item>
            <text:list-item>
              <text:p text:style-name="P14"><text:span text:style-name="T16">tous les sigles doivent être définis lors de leur première utilisation. Seules les abréviations d'usage courant peuvent être utilisées ;</text:span></text:p>
            </text:list-item>
            <text:list-item>
              <text:p text:style-name="P14"><text:span text:style-name="T16">évitez les mots étrangers dont il existe des synonymes français. Evitez aussi les formules familières, le jargon technique, ... ;</text:span></text:p>
            </text:list-item>
            <text:list-item>
              <text:p text:style-name="P14"><text:span text:style-name="T16">vérifiez que vos saut de page "tombent" bien, que vos pages sont équilibrées, ... ;</text:span></text:p>
            </text:list-item>
          </text:list>
        </text:list-item>
      </text:list>
      <text:p text:style-name="P12"><text:span text:style-name="T17">Composition du rapport</text:span></text:p>
      <text:p text:style-name="P12"><text:span text:style-name="T17">Avant le rapport proprement dit ...</text:span></text:p>
      <text:list xml:id="list4146143113052238349" text:style-name="WWNum4">
        <text:list-item>
          <text:list>
            <text:list-item>
              <text:p text:style-name="P15"><text:span text:style-name="T16">Page de titre (un exemple est fourni en annexe) ;</text:span></text:p>
            </text:list-item>
            <text:list-item>
              <text:p text:style-name="P15"><text:span text:style-name="T16">Pour un rapport de stage : page de remerciements indiquant clairement dans quelles conditions le travail a été effectué (établissement, laboratoire, directeur du laboratoire, directeur du mémoire, autres auteurs du rapport, partie originale personnelle, etc.) ;</text:span></text:p>
            </text:list-item>
            <text:list-item>
              <text:p text:style-name="P15"><text:span text:style-name="T16">Pour un rapport de stage : résumé. Il doit, en 2 pages maximum, contenir les indications suivantes :</text:span></text:p>
            </text:list-item>
          </text:list>
        </text:list-item>
      </text:list>
      <text:list xml:id="list8654427352531742990" text:style-name="WWNum5">
        <text:list-item>
          <text:list>
            <text:list-item>
              <text:p text:style-name="P16"><text:span text:style-name="T16">objet et limite du travail présenté ;</text:span></text:p>
            </text:list-item>
            <text:list-item>
              <text:p text:style-name="P16"><text:span text:style-name="T16">méthodes choisies ;</text:span></text:p>
            </text:list-item>
            <text:list-item>
              <text:p text:style-name="P16"><text:span text:style-name="T16">apports techniques compte tenu de l'état antérieur ;</text:span></text:p>
            </text:list-item>
            <text:list-item>
              <text:p text:style-name="P16"><text:span text:style-name="T16">résultats obtenus et développement ultérieurs possibles ;</text:span></text:p>
            </text:list-item>
            <text:list-item>
              <text:p text:style-name="P16"><text:span text:style-name="T16">applications dans l'entreprise ;</text:span></text:p>
            </text:list-item>
          </text:list>
        </text:list-item>
      </text:list>
      <text:list xml:id="list2710571926170155080" text:style-name="WWNum6">
        <text:list-item>
          <text:list>
            <text:list-item>
              <text:p text:style-name="P17"><text:span text:style-name="T16">Pour un rapport de stage : principales sources bibliographiques (facultatif) ;</text:span></text:p>
            </text:list-item>
            <text:list-item>
              <text:p text:style-name="P17"><text:span text:style-name="T16">Table des matières : </text:span></text:p>
            </text:list-item>
          </text:list>
        </text:list-item>
      </text:list>
      <text:list xml:id="list1992577203936365831" text:style-name="WWNum7">
        <text:list-item>
          <text:list>
            <text:list-item>
              <text:p text:style-name="P18"><text:span text:style-name="T16">les pages précédemment citées ne sont pas référencées dans la table des matières, surtout si elles sont placées avant ;</text:span></text:p>
            </text:list-item>
            <text:list-item>
              <text:p text:style-name="P18"><text:span text:style-name="T16">évitez de référencer la table des matières ! ;</text:span></text:p>
            </text:list-item>
            <text:list-item>
              <text:p text:style-name="P18"><text:span text:style-name="T16">une table des matières doit bien sûr détailler la composition de votre rapport mais aussi indiquer les pages ;</text:span></text:p>
            </text:list-item>
            <text:list-item>
              <text:p text:style-name="P18"><text:span text:style-name="T16">il est plus que conseillé de paginer aussi les annexes, et d'en détailler la composition, surtout lorsque celles-ci sont volumineuses.</text:span></text:p>
            </text:list-item>
          </text:list>
        </text:list-item>
      </text:list>
      <text:p text:style-name="P12"><text:span text:style-name="T17">Un exemple de plan de rapport de stage ... </text:span></text:p>
      <text:p text:style-name="P12"><text:span text:style-name="T16">Le contenu ci-dessous n'est qu'une trame qui doit être adaptée selon le mémoire considéré.</text:span></text:p>
      <text:p text:style-name="P12"><text:span text:style-name="T21">1) Introduction</text:span></text:p>
      <text:p text:style-name="P12"><text:span text:style-name="T16">Présentez brièvement votre stage (entreprise, cadre, sujet, ...) et pensez à annoncer l'articulation de votre rapport. Le lecteur doit savoir où il va, pressentir vos problèmes.</text:span></text:p>
      <text:p text:style-name="P12"><text:span text:style-name="T16">L'introduction doit donner envie au lecteur de lire votre rapport, soyez original !</text:span></text:p>
      <text:p text:style-name="P12"><text:span text:style-name="T21">2) Objet du stage</text:span></text:p>
      <text:p text:style-name="P12"><text:span text:style-name="T16">2.1) Présentation très sommaire de l'entreprise et du service où s'est déroulé le mémoire : maximum cinq pages. Insistez surtout sur votre cadre de travail : l'organisation de votre équipe, vos moyens techniques, ...</text:span></text:p>
      <text:p text:style-name="P12"><text:soft-page-break/><text:span text:style-name="T16">2.2) Présentation du travail à réaliser</text:span></text:p>
      <text:p text:style-name="P12"><text:span text:style-name="T16">2.2.1) Présentation du problème à résoudre. A ce niveau là vous devez être très clair sur le contenu du travail demandé. Le lecteur doit maintenant savoir ce que vous devez faire, les techniques qui doivent être mises en oeuvre. Ne noyez pas votre travail dans celui de l'équipe ; on a souvent du mal à savoir ce que </text:span><text:span text:style-name="T17">vous</text:span><text:span text:style-name="T16"> avez réellement fait !</text:span></text:p>
      <text:p text:style-name="P12"><text:span text:style-name="T16">2.2.2) Utilité du stage pour l'entreprise.</text:span></text:p>
      <text:p text:style-name="P12"><text:span text:style-name="T16">2.2.3) Limites du sujet et problèmes connexes qui ne seront pas traités.</text:span></text:p>
      <text:p text:style-name="P12"><text:span text:style-name="T21">3) Travail réalisé</text:span></text:p>
      <text:p text:style-name="P12"><text:span text:style-name="T16">Il ne s'agit pas ici, comme cela a déjà été évoqué d'énumérer toutes les petites tâches que vous avez effectuées, cela est fastidieux pour vous, pour le lecteur, et n'a pas un grand intérêt. Essayez plutôt de distinguer les grandes phases du travail, d'en dégager pour chacune d'elles les problèmes rencontrés (techniques et humains), les solutions apportées, ...</text:span></text:p>
      <text:p text:style-name="P12"><text:span text:style-name="T16">Dans la description de ce travail seront éventuellement précisés : </text:span></text:p>
      <text:list xml:id="list4876800050170855575" text:style-name="WWNum9">
        <text:list-item>
          <text:list>
            <text:list-item>
              <text:p text:style-name="P19"><text:span text:style-name="T16">la démarche théorique utilisée pour aborder le problème, ou tester les hypothèses, ou créer un concept nouveau, et la justification de son opportunité parmi les autres démarches possibles ;</text:span></text:p>
            </text:list-item>
            <text:list-item>
              <text:p text:style-name="P19"><text:span text:style-name="T16">la méthode d'analyse des données collectées, ou moyens mis en oeuvre dans la recherche technologique ;</text:span></text:p>
            </text:list-item>
            <text:list-item>
              <text:p text:style-name="P19"><text:span text:style-name="T16">les difficultés méthodologiques rencontrées ;</text:span></text:p>
            </text:list-item>
            <text:list-item>
              <text:p text:style-name="P19"><text:span text:style-name="T16">les résultats obtenus.</text:span></text:p>
            </text:list-item>
          </text:list>
        </text:list-item>
      </text:list>
      <text:p text:style-name="P12"><text:span text:style-name="T21">4) Conclusion</text:span></text:p>
      <text:p text:style-name="P12"><text:span text:style-name="T16">La conclusion doit en particulier préciser :</text:span></text:p>
      <text:list xml:id="list1663757058194612884" text:style-name="WWNum10">
        <text:list-item>
          <text:list>
            <text:list-item>
              <text:p text:style-name="P20"><text:span text:style-name="T16">les principaux résultats obtenus et leur utilité ;</text:span></text:p>
            </text:list-item>
            <text:list-item>
              <text:p text:style-name="P20"><text:span text:style-name="T16">les applications possibles dans l'entreprise ;</text:span></text:p>
            </text:list-item>
            <text:list-item>
              <text:p text:style-name="P20"><text:span text:style-name="T16">l'état d'avancement du travail ;</text:span></text:p>
            </text:list-item>
            <text:list-item>
              <text:p text:style-name="P20"><text:span text:style-name="T16">les prolongements prévisibles de l'étude.</text:span></text:p>
            </text:list-item>
          </text:list>
        </text:list-item>
      </text:list>
      <text:p text:style-name="P12"><text:span text:style-name="T16">5</text:span><text:span text:style-name="T21">) Bibliographie </text:span></text:p>
      <text:p text:style-name="P12"><text:span text:style-name="T16">La bibliographie doit être complète et correctement définie (des indications sur la définition d'une bibliographie sont données en annexe).</text:span></text:p>
      <text:p text:style-name="P12"><text:span text:style-name="T21">6) Annexes </text:span></text:p>
      <text:p text:style-name="P12"><text:span text:style-name="T16">Doivent être mis en annexe les algorithmes, les programmes, les feuilles de données, les états de sorties, les modes d'emploi, les brochures de maintenance, les jeux d'essais, les exemples, les documents provenant de l'entreprise (plaquettes de présentation, ...), etc...</text:span></text:p>
      <text:p text:style-name="P12"><text:span text:style-name="T17">Exemples de ce que n'est pas un rapport</text:span></text:p>
      <text:list xml:id="list5421118476055187973" text:style-name="WWNum12">
        <text:list-item>
          <text:list>
            <text:list-item>
              <text:p text:style-name="P21"><text:span text:style-name="T16">un journal décrivant l'évolution mensuelle des travaux effectués ;</text:span></text:p>
            </text:list-item>
            <text:list-item>
              <text:p text:style-name="P21"><text:span text:style-name="T16">une énumération de données techniques ;</text:span></text:p>
            </text:list-item>
            <text:list-item>
              <text:p text:style-name="P21"><text:span text:style-name="T16">une plaquette de présentation d'un logiciel ;</text:span></text:p>
            </text:list-item>
            <text:list-item>
              <text:p text:style-name="P21"><text:span text:style-name="T16">une plaquette de présentation de l'entreprise ;</text:span></text:p>
            </text:list-item>
            <text:list-item>
              <text:p text:style-name="P21"><text:span text:style-name="T16">un simple énoncé des résultats du travail ;</text:span></text:p>
            </text:list-item>
            <text:list-item>
              <text:p text:style-name="P21"><text:span text:style-name="T16">un mode d'emploi d'un logiciel.</text:span></text:p>
            </text:list-item>
          </text:list>
        </text:list-item>
      </text:list>
      <text:p text:style-name="P3"><text:a xlink:type="simple" xlink:href="http://www-inf.int-evry.fr/~chris/Rapport.html" text:style-name="Internet_20_link" text:visited-style-name="Visited_20_Internet_20_Link"><text:span text:style-name="T2">http://www-inf.int-evry.fr/~chris/Rapport.html</text:span></text:a></text:p>
      <text:h text:style-name="P29" text:outline-level="2"><text:soft-page-break/><text:span text:style-name="T7">A éviter</text:span></text:h>
      <text:p text:style-name="P29"><text:span text:style-name="T8">Voici quelques erreurs à éviter si tu veux assurer une note convenable :</text:span></text:p>
      <text:list xml:id="list731868952087542892" text:style-name="WWNum13">
        <text:list-item>
          <text:p text:style-name="P31"><text:span text:style-name="T8">Ecrire ton rapport en un bloc tout serré, sans images ni illustrations.</text:span></text:p>
        </text:list-item>
        <text:list-item>
          <text:p text:style-name="P31"><text:span text:style-name="T8">Faire 10 pages sur l’historique de l’entreprise. Bien qu’elle soit importante pour comprendre les activités de l’entreprise et le secteur dans lequel tu as évolué, ce n’est pas la partie qui intéresse le plus le lecteur. Soit donc synthétique, et insiste plutôt sur ton département, ton équipe et les interactions entre les différents acteurs.</text:span></text:p>
        </text:list-item>
        <text:list-item>
          <text:p text:style-name="P31"><text:span text:style-name="T8">Oublier les annexes : elles sont indispensables pour apporter des précisions à ton argumentation, et permettre d’approfondir des points qui sont intéressants pour le lecteur, mais qui alourdiraient le corps du rapport.</text:span></text:p>
        </text:list-item>
        <text:list-item>
          <text:p text:style-name="P31"><text:span text:style-name="T8">Parler uniquement de l’entreprise dans laquelle tu as fait ton stage. Il est indispensable d’observer les bonnes pratiques des entreprises évoluant dans le même secteur d’activité ou connues pour leur originalité dans le domaine, et de voir si ces méthodes sont applicables à ton entreprise.</text:span></text:p>
        </text:list-item>
        <text:list-item>
          <text:p text:style-name="P31"><text:span text:style-name="T8">Faire 50 pages pour ne rien dire ; mieux vaut faire moins de pages plutôt que de te perdre en détails inutiles.</text:span></text:p>
        </text:list-item>
      </text:list>
      <text:list xml:id="list9051648947871371460" text:style-name="Outline">
        <text:list-item>
          <text:h text:style-name="P63" text:outline-level="1"><text:span text:style-name="T14">Rapport de stage</text:span></text:h>
          <text:list>
            <text:list-item>
              <text:h text:style-name="P67" text:outline-level="2"><text:span text:style-name="T13">Conseils de rédaction pour vous aider à rédiger votre rapport de stage.</text:span></text:h>
            </text:list-item>
          </text:list>
        </text:list-item>
      </text:list>
      <text:p text:style-name="P12"><text:span text:style-name="T19">Obligatoire mais essentiel ! Le rapport de stage est le résumé de votre expérience acquise lors de votre stage en entreprise, à la fois pour le correcteur mais aussi pour vous, pour vous aider à faire le point sur votre future carrière... Voici notre guide de rédaction de votre rapport de stage avec le style à adopter, les attentes des profs...</text:span><text:span text:style-name="T13"> <text:line-break/><text:line-break/></text:span><text:span text:style-name="T19">Obligatoire mais essentiel !</text:span><text:span text:style-name="T13"><text:line-break/>Eh oui c'est chiant de devoir faire un rapport de stage, mais l'exercice obligatoire se révèle instructif pour faire un point sur les compétences et connaissances acquises lors de votre stage. Les conclusions écrites de votre rapport de stage permettent ensuite de mieux envisager votre avenir : pour quel poste / secteur vous devez-vous vous diriger ?<text:line-break/><text:line-break/></text:span><text:span text:style-name="T19">Le contenu du rapport de stage : </text:span><text:span text:style-name="T13"><text:line-break/>Le correcteur souhaite analyser et comprendre l'utilité de votre stage, et l'apport que ce stage a eu sur votre futur cursus (formation, carrière), vous devez démontrer lors de la rédaction de votre rapport que votre stage vous a permis d'<text:line-break/>• acquérir une connaissance approfondie d'un secteur d'activité<text:line-break/>• avoir une vision globale de l'entreprise / sa structure et ses activités.<text:line-break/>• approfondir les connaissances d'un métier / découvrir de nouveaux métiers<text:line-break/>• assimiler des connaissances pratiques / assimiler des processus<text:line-break/>• maîtriser et comprendre les enjeux des missions qu'on vous a confiées<text:line-break/>• faire face et résoudre des situations de blocages, de difficulté<text:line-break/>• développer des compétences (rigueur, esprit d'équipe, créativité, gestion de projet) <text:line-break/></text:span><text:soft-page-break/><text:span text:style-name="T13"><text:line-break/>Aussi vous devez faire un point sur votre projet de carrière, le rapport de stage doit répondre aux questions suivantes • Pourquoi avez-vous choisi ce stage ? Détailler qu'est qui dans l'intitulé du stage et sa mission ou l'entreprise vous a attiré ? Pourquoi avoir postulé pour cette offre et qu'attendiez vous de ce stage au début ?<text:line-break/>• Avez-vous apprécié ce stage, et pour quelles raisons ? Le stage a t il répondu à vos attentes et objectifs "fixés" une fois le stage choisi ?<text:line-break/>• Avez-vous été apprécié comme stagiaire et pour quelles raisons ? Votre personnalité, vos résultats ont ils été remarqués ? Votre capacité de travail, votre sens du travail en équipe ou relationnel a t il été utile pour le service dans lequel vous travailliez ?<text:line-break/>• Quelles conséquences ce stage a sur votre projet de carrière ? Allez-vous orienter votre recherche d'emploi ou la poursuite de votre formation différemment suite à ce stage ? <text:line-break/><text:line-break/>Pour approfondir votre rapport : essayez aussi de montrer en quoi des théories, résultats théoriques et empiriques publiés ou étudiés lors de votre formation ont pu vous aider dans votre stage. Faites apparaître dans votre rapport une illustration pertinente d'un schéma théorique étudié en cours. Ca plait bien aux profs ! Ainsi votre formation aura été utile en entreprise ! Incroyable, tout arrive !<text:line-break/><text:line-break/></text:span><text:a xlink:type="simple" xlink:href="http://etudiant.aujourdhui.fr/etudiant/info/exemple-de-rapport-de-stage.html" text:style-name="Internet_20_link" text:visited-style-name="Visited_20_Internet_20_Link"><text:span text:style-name="T19">Plan type d'un rapport de stage </text:span></text:a><text:span text:style-name="T19">: </text:span><text:span text:style-name="T13"><text:line-break/>Le contenu doit être structuré et organisé d'une manière conventionnelle. <text:line-break/><text:line-break/></text:span><text:span text:style-name="T19">Le style de votre rapport de stage : </text:span><text:span text:style-name="T13"><text:line-break/>Soyez critique ! Ne faites pas un documentaire léger "à la Capital M6" sur une entreprise mais une analyse poussée de l'entreprise et de vos missions. Critiquez avec intelligence les processus de travail imposés par votre chef comme l'organigramme de l'entreprise, les postes présents ou non présents (manquant) dans l'entreprise. Remettez en question si vous proposez de nouvelles solutions !<text:line-break/>Mettez-vous en valeur et mettez en valeur les missions que vous avez remplies.<text:line-break/>Vous ne devez pas faire un cours sur l'informatique, le marketing, la compta, etc. Vous devez analyser une entreprise, ses forces et faiblesses sur son marché, analyser l'étendue de vos missions et vos compétences en entreprise.<text:line-break/><text:line-break/></text:span><text:span text:style-name="T19">La forme de votre rapport de stage :</text:span><text:span text:style-name="T13"><text:line-break/>Vos phrases doivent être courtes, précises et riches en infos. <text:line-break/>L'orthographe et la grammaire doivent être bien sûr irréprochables. <text:line-break/>Sans indication contraire de votre établissement de formation, le rapport de stage doit comporter de vingt à cinquante pages maximum au format A4, le nombre de pages variant selon la durée et l'importance de votre stage.<text:line-break/>Utilisez des illustrations, des graphiques pour faciliter la lecture du document... mais n'alourdissez pas le rapport de stage par trop de chiffres ou de documents non pertinents.<text:line-break/><text:line-break/>Un dernier conseil si vous lisez ces lignes avant d'avoir fini votre stage : prenez des notes durant votre stage et commencez à rédiger votre rapport pendant le stage, une fois que vous aurez quitté les murs de l'entreprise il vous sera peut être difficile d'accéder à certaines informations... et vous aurez sans doute des </text:span><text:soft-page-break/><text:span text:style-name="T13">moments ou missions importantes réalisées pendant votre stage.<text:line-break/>Bon rapport ! </text:span></text:p>
      <text:p text:style-name="P22"><text:a xlink:type="simple" xlink:href="http://etudiant.aujourdhui.fr/etudiant/info/rapport-de-stage.html" text:style-name="Internet_20_link" text:visited-style-name="Visited_20_Internet_20_Link"><text:span text:style-name="T17">http://etudiant.aujourdhui.fr/etudiant/info/rapport-de-stage.html</text:span></text:a></text:p>
      <text:list xml:id="list43730985" text:continue-numbering="true" text:style-name="Outline">
        <text:list-item>
          <text:list>
            <text:list-item>
              <text:h text:style-name="P67" text:outline-level="2"><text:span text:style-name="T13">Mettre en page son rapport de stage</text:span></text:h>
            </text:list-item>
          </text:list>
        </text:list-item>
      </text:list>
      <text:p text:style-name="P71"><text:span text:style-name="T12">Une bonne mise en page d'un rapport de stage est une mise en page "carrée". Il y a en effet des règles à respecter si vous voulez que votre rapport de stage soit bien noté.</text:span></text:p>
      <text:p text:style-name="P71"><text:span text:style-name="T12">Premièrement, justifiez votre texte. Les correcteurs n'apprécient pas un texte peu fignolé, et le fait qu'il soit encore aligné à gauche indique dès le début que vous n'y avez pas passé beaucoup de temps !</text:span></text:p>
      <text:p text:style-name="P71"><text:span text:style-name="T12">La mise en page "idéale" est également composée de textes qui ne sont pas des "pavés". Faites des paragraphes qui ne sont pas trop longs, et utilisez des retraits pour souligner le début d'un paragraphe.</text:span></text:p>
      <text:p text:style-name="P71"><text:span text:style-name="T12">En ce qui concerne le texte, il faut éviter que les phrases durent 10 lignes, avec des dizaines de virgules. La ponctuation est un élément de mise en page très important, il faudra donc en respecter soigneusement les codes.</text:span></text:p>
      <text:p text:style-name="P71"><text:span text:style-name="T12">Aérez au maximum votre rapport de stage et illustrez le : schémas, organigrammes, visuels... permettront de rendre votre propos beaucoup plus clair et le dossier bien plus agréable à lire.</text:span></text:p>
      <text:p text:style-name="P72"/>
      <text:list xml:id="list43733742" text:continue-numbering="true" text:style-name="Outline">
        <text:list-item>
          <text:list>
            <text:list-item>
              <text:h text:style-name="P67" text:outline-level="2"><text:span text:style-name="T13">Plan du rapport de stage : le sommaire</text:span></text:h>
            </text:list-item>
          </text:list>
        </text:list-item>
      </text:list>
      <text:p text:style-name="P71"><text:span text:style-name="T28">Le</text:span><text:span text:style-name="T12"> sommaire du rapport de stage</text:span><text:span text:style-name="T28"> doit reprendre le </text:span><text:span text:style-name="T12">plan de votre rapport de stage</text:span><text:span text:style-name="T28">, à ceci près qu'il doit être précis, paginé, et le plus ergonomique possible. Evitez un sommaire qui ne soit pas pratique, car cela donnerait dès les premières pages une impression de désordre, d'un travail peu soigné. Bien sûr, prenez le temps d'établir votre </text:span><text:span text:style-name="T12">plan de rapport de stage</text:span><text:span text:style-name="T28"> avant de mettre en page votre sommaire. Attendez vraiment la toute fin de votre travail pour éviter toute contrainte inutile. </text:span></text:p>
      <text:p text:style-name="P73"><text:span text:style-name="T28">Si possible, référencez également les annexes dans le </text:span><text:span text:style-name="T12">plan </text:span><text:span text:style-name="T28">en leur donnant un titre et en leur attribuant une page (tout dépend du nombre d'annexes, mais rappelez-vous qu'il vaut mieux privilégier la qualité pour les annexes de son</text:span><text:span text:style-name="T12"> rapport de stage</text:span><text:span text:style-name="T28">...).</text:span></text:p>
      <text:p text:style-name="P71"><text:span text:style-name="T28">En lisant votre sommaire, et donc le </text:span><text:span text:style-name="T12">plan de votre rapport de stage</text:span><text:span text:style-name="T28">, on doit voir apparaître les parties et les sous parties de votre rapport de stage. Et surtout, il doit permettre de naviguer à l'intérieur de votre rapport de stage pour qui souhaite revenir vers une partie ou anticiper sur une autre.</text:span></text:p>
      <text:list xml:id="list43734280" text:continue-numbering="true" text:style-name="Outline">
        <text:list-item>
          <text:list>
            <text:list-item>
              <text:h text:style-name="P67" text:outline-level="2"><text:span text:style-name="T13">Remerciements dans le rapport de stage, comment faire ?</text:span></text:h>
            </text:list-item>
            <text:list-item>
              <text:h text:style-name="P68" text:outline-level="2"/>
            </text:list-item>
          </text:list>
        </text:list-item>
      </text:list>
      <text:p text:style-name="P71"><text:span text:style-name="T12">La rubrique remerciements du rapport de stage peut paraître inutile, ou obsolète, mais elle est pourtant fondamentale. Il ne s'agit pas d'un exercice de lèche-bottes, mais d'un renvoi d'ascenseur à l'entreprise qui vous a accepté pendant plusieurs mois et au maître de stage qui vous a supervisé.</text:span></text:p>
      <text:h text:style-name="P12" text:outline-level="2"><text:span text:style-name="T17">Remerciement du rapport de stage : quel ton adopter ?</text:span></text:h>
      <text:p text:style-name="P12"><text:span text:style-name="T16">Nous l'avons déjà évoqué précédemment. Le problème que vous risquez de rencontrer est celui du ton à adopter. En effet, mieux vaut éviter d'être ridicule en employant des superlatifs et des "!!!" à chaque ligne. Parallèlement, un texte désinvolte qui semble être écrit sous la contrainte sera forcément mal vu...</text:span></text:p>
      <text:p text:style-name="P12"><text:span text:style-name="T16">Voici quelques angles d'attaque pour trouver le ton juste dans vos r</text:span><text:span text:style-name="T17">emerciements du rapport de stage </text:span><text:span text:style-name="T16">:</text:span></text:p>
      <text:list xml:id="list6284664737321172148" text:style-name="WWNum16">
        <text:list-item>
          <text:p text:style-name="P24"><text:span text:style-name="T16">mettre en perspective le fait d'avoir trouvé ce stage avec des entreprises qui n'auraient pas pris le temps de vous répondre </text:span></text:p>
        </text:list-item>
        <text:list-item>
          <text:p text:style-name="P24"><text:span text:style-name="T16">insister sur l'intérêt humain du stage</text:span></text:p>
        </text:list-item>
        <text:list-item>
          <text:p text:style-name="P24"><text:span text:style-name="T16">trouver des faits concrets : éviter de dire "M. X a été très gentil, Mme Y est très drôle..."</text:span></text:p>
        </text:list-item>
      </text:list>
      <text:p text:style-name="P12"><text:soft-page-break/><text:span text:style-name="T16">Pour que la section</text:span><text:span text:style-name="T17"> remerciements de votre rapport de stage</text:span><text:span text:style-name="T16"> soit agréable à lire et fasse bonne impression auprès de votre jury, voici certaines choses à ne pas faire :</text:span></text:p>
      <text:list xml:id="list6346624788863497537" text:style-name="WWNum18">
        <text:list-item>
          <text:p text:style-name="P25"><text:span text:style-name="T16">N'en faites pas des tonnes : vous ne venez pas de recevoir l'oscar du meilleur acteur, alors restez posé et professionnel.</text:span></text:p>
        </text:list-item>
        <text:list-item>
          <text:p text:style-name="P25"><text:span text:style-name="T16">Ne remerciez pas cinquante personnes : remerciez personnellement les personnes qui vous ont vraiment aidé au cours de votre stage, comme votre maître de stage, votre patron ou votre tuteur à l'université, cela suffit. Vous pouvez également remercier l'équipe avec laquelle vous avez travaillé, mais évitez de citer vos amis ou votre maman. </text:span></text:p>
        </text:list-item>
        <text:list-item>
          <text:p text:style-name="P25"><text:span text:style-name="T16">Ne rédigez pas une page entière ! Dix lignes sont déjà amplement suffisantes. </text:span></text:p>
        </text:list-item>
      </text:list>
      <text:p text:style-name="P12"><text:span text:style-name="T16">Globalement, si vous souhaitez un bon</text:span><text:span text:style-name="T17"> exemple de remerciements de rapport de stage</text:span><text:span text:style-name="T16">, rappelez-vous simplement qu'il faut être concis et professionnel. </text:span></text:p>
      <text:p text:style-name="P26"/>
      <text:list xml:id="list43705772" text:continue-list="list43734280" text:style-name="Outline">
        <text:list-item>
          <text:list>
            <text:list-item>
              <text:h text:style-name="P67" text:outline-level="2"><text:span text:style-name="T13">Problématique de rapport de stage : c'est quoi ?</text:span></text:h>
            </text:list-item>
          </text:list>
        </text:list-item>
      </text:list>
      <text:p text:style-name="P71"><text:span text:style-name="T12">Une problématique est une présentation d'un problème sous différents aspects.</text:span></text:p>
      <text:p text:style-name="P71"><text:span text:style-name="T12">La problématique guide la réflexion sur le sujet et ouvre des axes de recherche qui permettent de préciser les différents arguments qui alimenteront le développement du rapport de stage.</text:span></text:p>
      <text:list xml:id="list43725915" text:continue-numbering="true" text:style-name="Outline">
        <text:list-item>
          <text:list>
            <text:list-item>
              <text:h text:style-name="P67" text:outline-level="2"><text:span text:style-name="T13">Problématique de rapport de stage : comment la formuler ?</text:span></text:h>
            </text:list-item>
          </text:list>
        </text:list-item>
      </text:list>
      <text:p text:style-name="P71"><text:span text:style-name="T12">Pour formuler votre problématique, transformer vos actions et vos tâches dans l'entreprise en questions. Après analyse, vous vous apercevrez que chacune d'entre elles répond à une problématique particulière.</text:span></text:p>
      <text:p text:style-name="P71"><text:span text:style-name="T12">Vous pouvez alors transformer en une phrase l'ensemble des problèmes ou besoins rencontrés par une entreprise et pour lesquels elle vous a missionné afin d'y répondre. Votre problématique de rapport de stage est alors prête.</text:span></text:p>
      <text:p text:style-name="P72"/>
      <text:list xml:id="list43726390" text:continue-numbering="true" text:style-name="Outline">
        <text:list-item>
          <text:list>
            <text:list-item>
              <text:h text:style-name="P69" text:outline-level="2"><text:span text:style-name="T13">Faire l'introduction d'un rapport de stage</text:span></text:h>
            </text:list-item>
          </text:list>
        </text:list-item>
      </text:list>
      <text:p text:style-name="P71"><text:span text:style-name="T12">L'introduction de votre rapport de stage doit répondre à des questions bien spécifiques :</text:span></text:p>
      <text:list xml:id="list3095719664734996121" text:style-name="WWNum19">
        <text:list-item>
          <text:p text:style-name="P28"><text:span text:style-name="T20">Quel est votre projet professionnel ?</text:span></text:p>
        </text:list-item>
        <text:list-item>
          <text:p text:style-name="P28"><text:span text:style-name="T20">Quel type de stage recherchiez-vous ?</text:span></text:p>
        </text:list-item>
        <text:list-item>
          <text:p text:style-name="P28"><text:span text:style-name="T20">Pourquoi avoir postulé au sein de cette entreprise ?</text:span></text:p>
        </text:list-item>
        <text:list-item>
          <text:p text:style-name="P28"><text:span text:style-name="T20">Quel est le rapport direct entre votre stage et votre cursus scolaire ?</text:span></text:p>
        </text:list-item>
        <text:list-item>
          <text:p text:style-name="P28"><text:span text:style-name="T20">Quels sont les objectifs de ce stage (compétences que vous souhaitiez développer, savoir-être...)</text:span></text:p>
        </text:list-item>
      </text:list>
      <text:p text:style-name="P71"><text:span text:style-name="T12">L'introduction d'un rapport de stage permet en effet de situer votre stage au sein de votre parcours d'études et de votre orientation professionnelle, afin d'illustrer une certaine continuité, une cohérence dans votre parcours : études -&gt; stage -&gt; emploi.</text:span></text:p>
      <text:p text:style-name="P71"><text:span text:style-name="T12">Elle doit donc non seulement donner envie de lire votre rapport de stage mais aussi être précise et rédigée rigoureusement.</text:span></text:p>
      <text:p text:style-name="P71"><text:span text:style-name="T12">N'oubliez pas que l'introduction du rapport de stage et la conclusion du rapport doivent se répondre l'une à l'autre. L'introduction pose les points que vous allez aborder, les questions auxquelles vous allez répondre. La conclusion, elle, donne une synthèse, dresse un bilan. Une fois que vous aurez rédigé les 2, il faudra les lire à la suite pour vérifier qu'il y a cohérence. </text:span></text:p>
      <text:p text:style-name="P72"/>
      <text:p text:style-name="P72"/>
      <text:p text:style-name="P72"/>
      <text:h text:style-name="P12" text:outline-level="2"><text:span text:style-name="T17">Rapport de stage : comment faire la conclusion ?</text:span></text:h>
      <text:h text:style-name="P27" text:outline-level="2"><text:soft-page-break/></text:h>
      <text:p text:style-name="P12"><text:span text:style-name="T16">Après avoir passé plusieurs jours à rédiger votre document, il est temps de faire la </text:span><text:span text:style-name="T17">conclusion de votre rapport de stage</text:span><text:span text:style-name="T16">. Cette étape est extrêmement importante pour rendre un rapport de qualité. En fonction de votre contenu et de ce que vous souhaitez dire, elle tient sur une page. Bien évidemment, il est tout à fait possible de faire </text:span><text:span text:style-name="T17">plusieurs paragraphes</text:span><text:span text:style-name="T16"> pour rendre la lecture plus agréable pour votre correcteur.</text:span></text:p>
      <text:p text:style-name="P12"><text:span text:style-name="T16">Au niveau du contenu, cela demande un travail de réflexion important pour dresser un bilan complet et de qualité de votre stage. Elle doit vous permettre d’analyser si oui ou non ce stage correspond à votre </text:span><text:span text:style-name="T17">projet professionnel ! </text:span></text:p>
      <text:p text:style-name="P22"><text:a xlink:type="simple" xlink:href="http://www.digischool.fr/stage/plan-rapport-stage-et-sommaire-3346.php" text:style-name="Internet_20_link" text:visited-style-name="Visited_20_Internet_20_Link"><text:span text:style-name="T17">http://www.digischool.fr/stage/plan-rapport-stage-et-sommaire-3346.php</text:span></text:a></text:p>
      <text:p text:style-name="P22"/>
      <text:p text:style-name="P22"/>
      <text:list xml:id="list43735010" text:continue-list="list43726390" text:style-name="Outline">
        <text:list-item>
          <text:h text:style-name="P64" text:outline-level="1"><text:span text:style-name="T14">Pendant le stage </text:span></text:h>
        </text:list-item>
      </text:list>
      <text:p text:style-name="P32"><text:span text:style-name="T31">Tout au long du stage, l’étudiant doit respecter certaines règles de bonne conduite et d’assiduité. <text:s/>Il doit : </text:span></text:p>
      <text:list xml:id="list545991560409409533" text:style-name="WWNum26">
        <text:list-item>
          <text:p text:style-name="P55"><text:span text:style-name="T31">Porter une tenue correcte conforme à la culture existante dans l’entreprise ou l’organisme d’accueil.</text:span></text:p>
        </text:list-item>
        <text:list-item>
          <text:p text:style-name="P55"><text:span text:style-name="T31">Respecter les horaires de travail et être ponctuel.</text:span></text:p>
        </text:list-item>
        <text:list-item>
          <text:p text:style-name="P55"><text:span text:style-name="T31">Assurer la communication entre son encadreur professionnel et son encadreur universitaire. </text:span></text:p>
        </text:list-item>
        <text:list-item>
          <text:p text:style-name="P55"><text:span text:style-name="T31">S’entretenir régulièrement avec ses deux encadreurs.</text:span></text:p>
        </text:list-item>
      </text:list>
      <text:p text:style-name="P41"/>
      <text:list xml:id="list43706983" text:continue-list="list43735010" text:style-name="Outline">
        <text:list-item>
          <text:h text:style-name="P64" text:outline-level="1"><text:bookmark text:name="_Toc348976294"/><text:span text:style-name="T14">Le choix du thème du projet de fin d’études</text:span><text:bookmark text:name="Bookmark"/><text:span text:style-name="T14"> </text:span></text:h>
        </text:list-item>
      </text:list>
      <text:p text:style-name="P56"><text:span text:style-name="T31">Le thème du projet doit répondre à un besoin existant au sein de l’entreprise ou de l’organisme d’accueil du stagiaire. Il doit traiter une problématique qui se résume généralement à une seule question centrale. </text:span></text:p>
      <text:p text:style-name="P56"><text:span text:style-name="T31">Il est recommandé d’éviter les thèmes trop vagues dans lesquels l’étudiant risque de se perdre et de perdre du temps dans l’élaboration du projet. Lors de la détermination du thème, l’étudiant doit prendre en considération plusieurs critères et notamment :</text:span></text:p>
      <text:list xml:id="list43730109" text:continue-list="list545991560409409533" text:style-name="WWNum26">
        <text:list-item>
          <text:p text:style-name="P55"><text:span text:style-name="T31">Sa maîtrise du thème choisi (connaissances préalables).</text:span></text:p>
        </text:list-item>
        <text:list-item>
          <text:p text:style-name="P55"><text:span text:style-name="T31">L’existence d’une documentation accessible et suffisante pour ce thème.</text:span></text:p>
        </text:list-item>
        <text:list-item>
          <text:p text:style-name="P55"><text:span text:style-name="T31">La possibilité d’entreprendre le projet dans l’unité d’accueil disponible.</text:span></text:p>
        </text:list-item>
        <text:list-item>
          <text:p text:style-name="P55"><text:span text:style-name="T31">La disponibilité des informations nécessaires à l’accomplissement du projet de fin d’études.</text:span></text:p>
        </text:list-item>
        <text:list-item>
          <text:p text:style-name="P55"><text:span text:style-name="T31">Le temps nécessaire à la réalisation du projet de fin d’études.</text:span></text:p>
        </text:list-item>
      </text:list>
      <text:list xml:id="list43734716" text:continue-list="list43706983" text:style-name="Outline">
        <text:list-item>
          <text:h text:style-name="P64" text:outline-level="1"><text:bookmark text:name="_Toc348976295"/><text:span text:style-name="T14">La revue de la littérature</text:span><text:bookmark text:name="Bookmark1"/></text:h>
        </text:list-item>
      </text:list>
      <text:p text:style-name="P32"><text:span text:style-name="T31">La revue de la littérature doit permettre la délimitation du cadre théorique du projet et répondre à sa problématique. Elle permettra également de déterminer les outils scientifiques à utiliser pour valider empiriquement le projet de fin d’étude. Pour se documenter, l’étudiant pourrait puiser dans plusieurs sources, citons notamment:</text:span></text:p>
      <text:p text:style-name="P32"><text:span text:style-name="T31"><text:s/>La littérature existante dans les bibliothèques.</text:span></text:p>
      <text:list xml:id="list43710902" text:continue-list="list43730109" text:style-name="WWNum26">
        <text:list-item>
          <text:p text:style-name="P55"><text:span text:style-name="T31">Les concepts théoriques acquis durant sa formation (les cours).</text:span></text:p>
        </text:list-item>
        <text:list-item>
          <text:p text:style-name="P55"><text:span text:style-name="T31">Les anciens travaux effectués dans le domaine (des mémoires, des thèses soutenues, des projets, des études…) </text:span></text:p>
        </text:list-item>
        <text:list-item>
          <text:p text:style-name="P55"><text:span text:style-name="T31">Des revues spécialisées. </text:span></text:p>
        </text:list-item>
        <text:list-item>
          <text:p text:style-name="P55"><text:span text:style-name="T31">Des sites Internet traitant le thème du projet.</text:span></text:p>
        </text:list-item>
      </text:list>
      <text:p text:style-name="P32"><text:span text:style-name="T31">Une fois la revue de la littérature terminée, l’étudiant pourra dresser le plan de son projet tout en ayant conscience des limites de l’information disponible</text:span><text:span text:style-name="T30">.</text:span><text:bookmark text:name="_Toc348976296"/></text:p>
      <text:p text:style-name="P32"><text:soft-page-break/><text:span text:style-name="T41">L’élaboration du projet</text:span><text:bookmark text:name="Bookmark2"/><text:span text:style-name="T41"> </text:span></text:p>
      <text:p text:style-name="P32"><text:span text:style-name="T13">Ci-dessous un ensemble de consignes générales qui répondent principalement à trois questions :</text:span></text:p>
      <text:list xml:id="list43717144" text:continue-numbering="true" text:style-name="WWNum26">
        <text:list-item>
          <text:p text:style-name="P55"><text:span text:style-name="T31">Qu’est-ce qu’il faut écrire dans rapport d’un projet de fin d’études  (FOND)?</text:span></text:p>
        </text:list-item>
        <text:list-item>
          <text:p text:style-name="P55"><text:span text:style-name="T31">Comment structurer un rapport d’un projet de fin d’études (STRUCTURE)?</text:span></text:p>
        </text:list-item>
        <text:list-item>
          <text:p text:style-name="P55"><text:span text:style-name="T31">Quelle mise en forme adopter à un rapport d’un projet de fin d’études  (FORME)?</text:span></text:p>
        </text:list-item>
      </text:list>
      <text:list xml:id="list43737206" text:continue-list="list43734716" text:style-name="Outline">
        <text:list-item>
          <text:h text:style-name="P64" text:outline-level="1"><text:bookmark text:name="_Toc348976297"/><text:span text:style-name="T14">L’importance du plan</text:span><text:bookmark text:name="Bookmark3"/><text:span text:style-name="T14"> </text:span></text:h>
        </text:list-item>
      </text:list>
      <text:p text:style-name="P32"><text:span text:style-name="T31">Avant d’entreprendre la rédaction du projet, il est primordial d’en établir le plan qui constitue le squelette du rapport. Aussi, le plan facilite la rédaction puisqu’il permet de respecter l’enchaînement logique des idées. </text:span></text:p>
      <text:list xml:id="list43719821" text:continue-numbering="true" text:style-name="Outline">
        <text:list-item>
          <text:h text:style-name="P64" text:outline-level="1"><text:bookmark text:name="_Toc348976298"/><text:span text:style-name="T14">La structure du rapport</text:span><text:bookmark text:name="Bookmark4"/><text:span text:style-name="T14"> </text:span></text:h>
        </text:list-item>
      </text:list>
      <text:p text:style-name="P32"><text:span text:style-name="T13">Le stagiaire est appelé à préparer un rapport dont il tiendra compte d’une structure bien définie. Cette structure sera constituée des plusieurs composantes à savoir :</text:span></text:p>
      <text:list xml:id="list2462463817094132662" text:style-name="WWNum27">
        <text:list-item>
          <text:p text:style-name="P40"><text:span text:style-name="T13">Page de Garde </text:span></text:p>
        </text:list-item>
        <text:list-item>
          <text:p text:style-name="P40"><text:span text:style-name="T13">Page blanche </text:span></text:p>
        </text:list-item>
        <text:list-item>
          <text:p text:style-name="P40"><text:span text:style-name="T13">Page de titre répétée </text:span></text:p>
        </text:list-item>
        <text:list-item>
          <text:p text:style-name="P40"><text:span text:style-name="T13">Sommaire (contient les principaux titres) </text:span></text:p>
        </text:list-item>
        <text:list-item>
          <text:p text:style-name="P40"><text:span text:style-name="T13">Table des figures </text:span></text:p>
        </text:list-item>
        <text:list-item>
          <text:p text:style-name="P40"><text:span text:style-name="T13">Liste des tableaux </text:span></text:p>
        </text:list-item>
        <text:list-item>
          <text:p text:style-name="P40"><text:span text:style-name="T13">Introduction</text:span></text:p>
        </text:list-item>
        <text:list-item>
          <text:p text:style-name="P40"><text:span text:style-name="T13">Développement (divisé en chapitres et/ou en parties selon la thématique)</text:span></text:p>
        </text:list-item>
        <text:list-item>
          <text:p text:style-name="P40"><text:span text:style-name="T13">Conclusion</text:span></text:p>
        </text:list-item>
        <text:list-item>
          <text:p text:style-name="P40"><text:span text:style-name="T13">Bibliographie</text:span></text:p>
        </text:list-item>
        <text:list-item>
          <text:p text:style-name="P40"><text:span text:style-name="T13">Annexes </text:span></text:p>
        </text:list-item>
        <text:list-item>
          <text:p text:style-name="P40"><text:span text:style-name="T13">Page blanche</text:span></text:p>
        </text:list-item>
        <text:list-item>
          <text:p text:style-name="P40"><text:span text:style-name="T13">Page de couverture (peut comprendre le résumé en multilingue)</text:span></text:p>
        </text:list-item>
      </text:list>
      <text:p text:style-name="P78"/>
      <text:p text:style-name="P32"><text:span text:style-name="T19">N.B : Toutefois, le contenu définitif du plan de rédaction, doit être validé par l’encadreur enseignant (encadreur universitaire).</text:span></text:p>
      <text:p text:style-name="P43"/>
      <text:list xml:id="list43706788" text:continue-list="list43717144" text:style-name="WWNum26">
        <text:list-item>
          <text:p text:style-name="P55"><text:span text:style-name="T31">L’introduction permet de dégager le contexte général du rapport, de définir les objectifs et le bilan du travaillé effectué et le plan du travail.</text:span></text:p>
        </text:list-item>
        <text:list-item>
          <text:p text:style-name="P55"><text:span text:style-name="T31">L’état de l’art détaille le cadre général du travail et contient toute l’information requise pour garantir sa bonne compréhension. Dans divers chapitres, et dans ce chapitre tout particulièrement, vous utiliserez massivement des sources d’information très diverses. Il est fortement conseillé de synthétiser des raisonnements puisés dans divers sites/documents mais avec vos propres mots ; n’oubliez pas de citer clairement vos sources et de mettre entre guillemets tous les passages intégralement repris et d’y faire référence dans les notes de bas de page à la source. </text:span></text:p>
        </text:list-item>
        <text:list-item>
          <text:p text:style-name="P55"><text:span text:style-name="T31">Chaque chapitre contient un ensemble de paragraphe, commencera par une introduction qui résumera les points abordés dans le chapitre et la conclusion du chapitre résume le chapitre et contient une phrase de liaison au chapitre suivant.</text:span></text:p>
        </text:list-item>
        <text:list-item>
          <text:p text:style-name="P55"><text:span text:style-name="T31">D’une section à une autre, l’utilisation des phrases de liaison est fortement conseillée pour faire pouvoir enchainer les idées.</text:span></text:p>
        </text:list-item>
        <text:list-item>
          <text:p text:style-name="P55"><text:span text:style-name="T31">Vos différents choix doivent être justifiés et bien argumentées. Gardez en tête toujours que si vous n’êtes pas convaincu vous-mêmes, vous n’arriverez pas à convaincre ! Alors formulez des arguments solides en vous réfèrent à plusieurs références.</text:span></text:p>
        </text:list-item>
        <text:list-item>
          <text:p text:style-name="P55"><text:soft-page-break/><text:span text:style-name="T31">La conclusion répondra aux questions : quel étaient l’objectif du travail demandé, quel était les axes de la solution proposée, la solution proposée remplit-elle parfaitement les objectifs initiaux ? Quelles perspectives d’améliorations de la solution proposée ?</text:span></text:p>
        </text:list-item>
      </text:list>
      <text:list xml:id="list43735420" text:continue-list="list43719821" text:style-name="Outline">
        <text:list-item>
          <text:h text:style-name="P64" text:outline-level="1"><text:bookmark text:name="_Toc348976299"/><text:span text:style-name="T14">Fond</text:span><text:bookmark text:name="Bookmark5"/></text:h>
        </text:list-item>
      </text:list>
      <text:p text:style-name="P32"><text:span text:style-name="T13">Le stagiaire est appelé, durant la phase de préparation de son rapport, à suivre les instructions suivantes :</text:span></text:p>
      <text:list xml:id="list43725595" text:continue-list="list43706788" text:style-name="WWNum26">
        <text:list-item>
          <text:p text:style-name="P55"><text:span text:style-name="T31">Que doit contenir le rapport ?<text:tab/></text:span></text:p>
        </text:list-item>
        <text:list-item>
          <text:p text:style-name="P55"><text:span text:style-name="T31">Le principal axe directeur du rapport doit répondre aux questions suivantes :</text:span></text:p>
        </text:list-item>
        <text:list-item>
          <text:p text:style-name="P55"><text:span text:style-name="T31">Quels étaient les objectifs du travail ?</text:span></text:p>
        </text:list-item>
        <text:list-item>
          <text:p text:style-name="P55"><text:span text:style-name="T31">Quel est le bilan du travail effectué ?</text:span></text:p>
        </text:list-item>
        <text:list-item>
          <text:p text:style-name="P55"><text:span text:style-name="T31">Les objectifs du travail ont été totalement (partiellement) atteints ?</text:span></text:p>
        </text:list-item>
        <text:list-item>
          <text:p text:style-name="P55"><text:span text:style-name="T31">Comment mettre votre rapport dans son cadre ?<text:tab/></text:span></text:p>
        </text:list-item>
        <text:list-item>
          <text:p text:style-name="P55"><text:span text:style-name="T31">Le rapport peut être compris par un tiers du moment que : Il contient toute l’information requise pour garantir la bonne compréhension et évaluation du travail.</text:span></text:p>
        </text:list-item>
        <text:list-item>
          <text:p text:style-name="P55"><text:span text:style-name="T31">Le rapport ne contient pas des informations superflues susceptibles de masquer la contribution personnelle de l’étudiant.</text:span></text:p>
        </text:list-item>
        <text:list-item>
          <text:p text:style-name="P55"><text:span text:style-name="T31">Il est possible de dégager le contexte général du rapport.</text:span></text:p>
        </text:list-item>
        <text:list-item>
          <text:p text:style-name="P55"><text:span text:style-name="T31">Le rapport met en exergue clairement le travail fait.</text:span></text:p>
        </text:list-item>
        <text:list-item>
          <text:p text:style-name="P55"><text:span text:style-name="T31">Le rapport fait revivre au lecteur le déroulement du projet sans pour autant être un récit chronologique du cycle de vie réel.</text:span></text:p>
        </text:list-item>
        <text:list-item>
          <text:p text:style-name="P55"><text:span text:style-name="T31">En mettant votre travail dans son cadre, vous aurez sûrement à définir divers concepts, plutôt que de paraphraser des définitions existantes, favorisez l’explication des concepts selon vous : C’est fortement recommandé de mettre ce que vous avez retenu. <text:s/></text:span></text:p>
        </text:list-item>
        <text:list-item>
          <text:p text:style-name="P55"><text:span text:style-name="T31">Qui vous dit que ce que vous proposez comme solution est bien ? Comment en convaincre si vous n’êtes pas convaincu ? Votre analyse, argumentation et critique sont un atout majeur ! N’hésitez pas avant de vous lancer dans la définition de votre solution, à faire le tour des travaux déjà effectué et qui ont soulevé des problèmes similaires. Une étude comparative est très recommandée pour identifier ce qui est à faire et surtout à NE PAS faire <text:s/>dans la solution à proposer ! Et n’oubliez pas toujours comparer pour valoriser !</text:span></text:p>
        </text:list-item>
      </text:list>
      <text:list xml:id="list43736957" text:continue-list="list43735420" text:style-name="Outline">
        <text:list-item>
          <text:h text:style-name="P64" text:outline-level="1"><text:bookmark text:name="_Toc348976300"/><text:span text:style-name="T14">La Forme</text:span><text:bookmark text:name="Bookmark6"/></text:h>
        </text:list-item>
      </text:list>
      <text:list xml:id="list43733130" text:continue-list="list43725595" text:style-name="WWNum26">
        <text:list-item>
          <text:p text:style-name="P55"><text:span text:style-name="T31">Le rapport doit contenir au maximum 60 pages en interlignes simple y compris les titres, graphiques et bibliographies, sauf si le sujet s’y prête !</text:span></text:p>
        </text:list-item>
        <text:list-item>
          <text:p text:style-name="P55"><text:span text:style-name="T31">Les chapitres doivent être équilibrés : le nombre de page par chapitre ne doit pas trop différer et doit être partagé de façon équitable entre les différents chapitres.</text:span></text:p>
        </text:list-item>
        <text:list-item>
          <text:p text:style-name="P55"><text:span text:style-name="T31">Toujours une page de garde avec le titre mis en exergue.</text:span></text:p>
        </text:list-item>
        <text:list-item>
          <text:p text:style-name="P55"><text:span text:style-name="T31">La table des matières avec pagination, les remerciements éventuels, la table des matières, la liste des tableaux et des figures suivi de l’introduction, les chapitres, la conclusion, la bibliographie, la liste des abréviations et les annexes.</text:span></text:p>
        </text:list-item>
        <text:list-item>
          <text:p text:style-name="P55"><text:span text:style-name="T31">Utiliser des styles automatiques est fortement conseillé pour améliorer la présentation du texte et des titres et surtout pour obtenir une <text:s/>table <text:s/>des <text:s/>matières paginée et une liste des tableaux et des figures générées automatiquement ce qui permettra un gain de temps considérable.</text:span></text:p>
        </text:list-item>
      </text:list>
      <text:p text:style-name="P44"/>
      <text:list xml:id="list3555071260872833084" text:style-name="WWNum32">
        <text:list-item>
          <text:p text:style-name="P33"><text:span text:style-name="T18">L’impression :</text:span><text:span text:style-name="T13"> Uniquement au recto</text:span></text:p>
        </text:list-item>
        <text:list-item>
          <text:p text:style-name="P33"><text:span text:style-name="T19">La police de caractère :</text:span></text:p>
        </text:list-item>
      </text:list>
      <text:list xml:id="list4989884782633229482" text:style-name="WWNum33">
        <text:list-item>
          <text:p text:style-name="P34"><text:span text:style-name="T13">Utiliser Time New Roman,</text:span></text:p>
        </text:list-item>
        <text:list-item>
          <text:p text:style-name="P34"><text:span text:style-name="T13">Taille de caractères : 12, éviter l’écriture des titres en majuscule.</text:span></text:p>
        </text:list-item>
      </text:list>
      <text:list xml:id="list6446822423409869218" text:style-name="WWNum29">
        <text:list-item>
          <text:p text:style-name="P35"><text:soft-page-break/><text:span text:style-name="T19">Les marges :</text:span></text:p>
        </text:list-item>
      </text:list>
      <text:list xml:id="list43709698" text:continue-list="list4989884782633229482" text:style-name="WWNum33">
        <text:list-item>
          <text:p text:style-name="P34"><text:span text:style-name="T13">Gauche : 2 cm,</text:span></text:p>
        </text:list-item>
        <text:list-item>
          <text:p text:style-name="P34"><text:span text:style-name="T13">Droite : 2cm,</text:span></text:p>
        </text:list-item>
        <text:list-item>
          <text:p text:style-name="P34"><text:span text:style-name="T13">Haut : 2cm,</text:span></text:p>
        </text:list-item>
        <text:list-item>
          <text:p text:style-name="P34"><text:span text:style-name="T13">Bas : 2 cm,</text:span></text:p>
        </text:list-item>
      </text:list>
      <text:list xml:id="list43733554" text:continue-list="list6446822423409869218" text:style-name="WWNum29">
        <text:list-item>
          <text:p text:style-name="P35"><text:span text:style-name="T19">L’interligne </text:span><text:span text:style-name="T13">: 1,5 cm</text:span></text:p>
        </text:list-item>
        <text:list-item>
          <text:p text:style-name="P35"><text:span text:style-name="T19">La numérotation des pages :</text:span></text:p>
        </text:list-item>
      </text:list>
      <text:list xml:id="list43714188" text:continue-list="list43709698" text:style-name="WWNum33">
        <text:list-item>
          <text:p text:style-name="P34"><text:span text:style-name="T13">En bas,</text:span></text:p>
        </text:list-item>
        <text:list-item>
          <text:p text:style-name="P34"><text:span text:style-name="T13">On ne numérote pas la page de garde, mais on en tient compte dans la numérotation</text:span></text:p>
        </text:list-item>
        <text:list-item>
          <text:p text:style-name="P34"><text:span text:style-name="T13">Les pages de la table des matières ne sont pas numérotées</text:span></text:p>
        </text:list-item>
      </text:list>
      <text:list xml:id="list7000204267704617367" text:style-name="WWNum30">
        <text:list-item>
          <text:p text:style-name="P36"><text:span text:style-name="T18">La numérotation des chapitres :</text:span></text:p>
        </text:list-item>
      </text:list>
      <text:p text:style-name="P83"><text:span text:style-name="T12">Dans la numérotation des chapitres, des titres, des sous titres,… ne pas mélanger la numérotation avec les chiffres arabes ou romains et la numérotation alphabétique.</text:span></text:p>
      <text:list xml:id="list43729587" text:continue-list="list43714188" text:style-name="WWNum33">
        <text:list-item>
          <text:p text:style-name="P34"><text:span text:style-name="T13">Eviter par exemple : Chapitre II<text:tab/>la phase d’élaboration</text:span></text:p>
        </text:list-item>
      </text:list>
      <text:p text:style-name="P32"><text:span text:style-name="T13"><text:tab/><text:tab/><text:tab/><text:tab/><text:tab/>II.1 Introduction</text:span></text:p>
      <text:list xml:id="list43715549" text:continue-numbering="true" text:style-name="WWNum33">
        <text:list-item>
          <text:p text:style-name="P34"><text:span text:style-name="T13">Préférer plutôt : <text:tab/>Chapitre 2<text:tab/>la phase d’élaboration</text:span></text:p>
        </text:list-item>
      </text:list>
      <text:p text:style-name="P32"><text:span text:style-name="T13"><text:tab/><text:tab/><text:tab/><text:tab/><text:tab/>2.1 Introduction</text:span></text:p>
      <text:list xml:id="list43736052" text:continue-list="list7000204267704617367" text:style-name="WWNum30">
        <text:list-item>
          <text:p text:style-name="P36"><text:span text:style-name="T19">Les tableaux et les figures : </text:span></text:p>
        </text:list-item>
      </text:list>
      <text:list xml:id="list43727778" text:continue-list="list43715549" text:style-name="WWNum33">
        <text:list-item>
          <text:p text:style-name="P34"><text:span text:style-name="T13">Les tableaux et figures doivent être numérotés en fonction de leur ordre d’apparition dans le texte avec obligatoirement la légende (ex : Tableau 1(ou figure 1) : légende) et ventilé par chapitre.</text:span></text:p>
        </text:list-item>
      </text:list>
      <text:list xml:id="list43709621" text:continue-list="list43736052" text:style-name="WWNum30">
        <text:list-item>
          <text:p text:style-name="P36"><text:span text:style-name="T19">La bibliographie :</text:span></text:p>
        </text:list-item>
      </text:list>
      <text:list xml:id="list43723096" text:continue-list="list43727778" text:style-name="WWNum33">
        <text:list-item>
          <text:p text:style-name="P34"><text:span text:style-name="T13">Elle figure à la fin du travail juste après la conclusion générale,</text:span></text:p>
        </text:list-item>
        <text:list-item>
          <text:p text:style-name="P34"><text:span text:style-name="T13">Classée selon le modèle AFNOR ou autres</text:span></text:p>
        </text:list-item>
      </text:list>
      <text:p text:style-name="P44"/>
      <text:list xml:id="list8298664242738478585" text:style-name="WWNum28">
        <text:list-item>
          <text:list>
            <text:list-item>
              <text:p text:style-name="P37"><text:span text:style-name="T38">Pour les revues: </text:span></text:p>
            </text:list-item>
          </text:list>
        </text:list-item>
      </text:list>
      <text:p text:style-name="P32"><text:span text:style-name="T37">[1] Acs Z.J., Audretsch D.B., (1987) Innovation, Market Structure, and Firm Size, The Review of Economics and Statistics, Vol. 71, pg. 567-574. </text:span></text:p>
      <text:p text:style-name="P32"><text:span text:style-name="T37">[2] Becker W., Dietz J., (2004) R&amp;D cooperation and innovation activities of firms: Evidence for the German manufacturing industry, Research Policy, Vol. 33, pg 209-223. </text:span></text:p>
      <text:list xml:id="list43709262" text:continue-numbering="true" text:style-name="WWNum28">
        <text:list-item>
          <text:list>
            <text:list-item>
              <text:p text:style-name="P37"><text:span text:style-name="T34">Pour les ouvrages</text:span><text:span text:style-name="T32">, il faut ajouter la maison d’édition:</text:span><text:span text:style-name="T34"> </text:span></text:p>
            </text:list-item>
          </text:list>
        </text:list-item>
      </text:list>
      <text:p text:style-name="P32"><text:span text:style-name="T31">[1] </text:span><text:span text:style-name="T13">SALEM A. &amp; ALBERTINI JM, lexique économique, paris, éd. Dalloz1992</text:span></text:p>
      <text:p text:style-name="P32"><text:span text:style-name="T31">[2] </text:span><text:span text:style-name="T13">MASSAIN, R. </text:span><text:span text:style-name="T22">Chimie et chimistes</text:span><text:span text:style-name="T13">, Paris, Éditions Magnard, 1961, 392 p.</text:span></text:p>
      <text:list xml:id="list43714435" text:continue-list="list43723096" text:style-name="WWNum33">
        <text:list-item>
          <text:p text:style-name="P34"><text:span text:style-name="T13">Classée selon le modèle IEEE:</text:span></text:p>
        </text:list-item>
      </text:list>
      <text:p text:style-name="P57"><text:span text:style-name="T24">Comment rédiger une référence</text:span></text:p>
      <text:p text:style-name="P45"/>
      <text:p text:style-name="P45"/>
      <text:p text:style-name="P45"/>
      <text:p text:style-name="P45"><text:soft-page-break/></text:p>
      <text:p text:style-name="P45"/>
      <text:p text:style-name="P45"/>
      <text:p text:style-name="P45"/>
      <text:p text:style-name="P42"/>
      <text:p text:style-name="P32"><text:span text:style-name="T37">[1] Y.Hu et M.Sawan, « CMOS front-end amplifier dedicated to monitor very low amplitude signal from implantable sensors, » Analog Integrated Circuits and Signal Processing, Vol.33, no.1, pp. 29-41, 2002.</text:span></text:p>
      <text:p text:style-name="P45"/>
      <text:p text:style-name="P45"/>
      <text:p text:style-name="P45"/>
      <text:p text:style-name="P45"/>
      <text:p text:style-name="P45"/>
      <text:p text:style-name="P45"/>
      <text:p text:style-name="P45"/>
      <text:p text:style-name="P45"/>
      <text:p text:style-name="P45"/>
      <text:list xml:id="list43726746" text:continue-numbering="true" text:style-name="WWNum33">
        <text:list-item>
          <text:p text:style-name="P34"><text:span text:style-name="T13">Pour les références électroniques : il faut mentionner l’adresse électronique plus la date d’accès et l’heure du téléchargement: </text:span></text:p>
        </text:list-item>
      </text:list>
      <text:p text:style-name="P57"><text:span text:style-name="T13">Exp: </text:span><text:a xlink:type="simple" xlink:href="http://www.les-infostrateges.com/article/060280/methodologie-de-la-recherche" text:style-name="Internet_20_link" text:visited-style-name="Visited_20_Internet_20_Link"><text:span text:style-name="T13">http://www.les-infostrateges.com/article/060280/methodologie-de-la-recherche</text:span></text:a><text:span text:style-name="T13">, 07/11/2012 à 12h.</text:span></text:p>
      <text:p text:style-name="P46"/>
      <text:p text:style-name="P32"><text:span text:style-name="T18">Les Acronymes:</text:span></text:p>
      <text:p text:style-name="P32"><text:span text:style-name="T13">La liste des abréviations et <text:s/>acronymes doit figurer avant les annexes.</text:span></text:p>
      <text:p text:style-name="P32"><text:span text:style-name="T13">Exp : « TIME » : Technologies de l’information et du management de l’entreprise.</text:span></text:p>
      <text:p text:style-name="P32"><text:span text:style-name="T13"><text:tab/> « APII »: Agence de promotion de l’industrie et de l’Innovation.</text:span></text:p>
      <text:list xml:id="list43735147" text:continue-list="list43709262" text:style-name="WWNum28">
        <text:list-item>
          <text:list>
            <text:list-item>
              <text:list>
                <text:list-item>
                  <text:p text:style-name="P58"><text:span text:style-name="T19">Les annexes :</text:span></text:p>
                </text:list-item>
              </text:list>
            </text:list-item>
          </text:list>
        </text:list-item>
      </text:list>
      <text:list xml:id="list43728171" text:continue-list="list43726746" text:style-name="WWNum33">
        <text:list-item>
          <text:p text:style-name="P34"><text:span text:style-name="T13">Les annexes (le cas échéant) ne doivent contenir que des informations ciblées, pertinentes et nécessaires au travail de recherche.</text:span></text:p>
        </text:list-item>
        <text:list-item>
          <text:p text:style-name="P34"><text:span text:style-name="T13">Elles doivent être classées avec un ordre bien déterminé (exemple : annexe1, annexe 2, etc.). Des annexes mises pêle-mêle n’ont aucun intérêt pour le lecteur. De plus elles doivent être citées comme référence dans le rapport (exemple : dans un paragraphe on fait référence à une des annexes : « voir annexe 3 » par exemple).</text:span></text:p>
        </text:list-item>
        <text:list-item>
          <text:p text:style-name="P34"><text:span text:style-name="T13">Les annexes <text:s/>figurent à la fin du mémoire après la bibliographie.</text:span></text:p>
        </text:list-item>
      </text:list>
      <text:list xml:id="list43706878" text:continue-list="list43735147" text:style-name="WWNum28">
        <text:list-item>
          <text:list>
            <text:list-item>
              <text:list>
                <text:list-item>
                  <text:p text:style-name="P59"><text:span text:style-name="T19">La page de garde :</text:span></text:p>
                </text:list-item>
              </text:list>
            </text:list-item>
          </text:list>
        </text:list-item>
      </text:list>
      <text:list xml:id="list43712573" text:continue-list="list43728171" text:style-name="WWNum33">
        <text:list-item>
          <text:p text:style-name="P34"><text:span text:style-name="T13">Elle doit être obligatoirement imprimée sur du papier cartonné blanc,</text:span></text:p>
        </text:list-item>
        <text:list-item>
          <text:p text:style-name="P34"><text:span text:style-name="T13">Elle doit être suivie d’une feuille blanche, d’une 2ième page de garde (copie de la page de garde sur papier simple), de la table des matières et du reste du texte. (A télécharger sur le site de TIME : </text:span><text:a xlink:type="simple" xlink:href="http://www.time.ens.tn/fr/stages.php" text:style-name="Internet_20_link" text:visited-style-name="Visited_20_Internet_20_Link"><text:span text:style-name="T13">http://www.time.ens.tn/fr/stages.php</text:span></text:a><text:span text:style-name="T13">)</text:span></text:p>
        </text:list-item>
      </text:list>
      <text:list xml:id="list7491083806525265261" text:style-name="WWNum31">
        <text:list-item>
          <text:p text:style-name="P38"><text:span text:style-name="T19">La reliure</text:span><text:span text:style-name="T13"> : Collage</text:span></text:p>
        </text:list-item>
      </text:list>
      <text:p text:style-name="P32"><text:span text:style-name="T13"><text:s/></text:span></text:p>
      <text:h text:style-name="P32" text:outline-level="1"><text:span text:style-name="T43">Comment fait-on pour rédiger une introduction ?</text:span></text:h>
      <text:p text:style-name="P32"><text:soft-page-break/><text:span text:style-name="T44"><text:s/>Elle doit être rédigée <text:s/>entièrement, clairement dans un français correct et généralement sans fautes.</text:span></text:p>
      <text:p text:style-name="P32"><text:span text:style-name="T48">I</text:span><text:span text:style-name="T44">l est donc nécessaire de faire un brouillon.</text:span></text:p>
      <text:p text:style-name="P32"><text:span text:style-name="T44"><text:s/>L’introduction doit comporter quatre parties.<text:line-break/>Trouver une idée introductive qui va vous permettre de justifier de l’importance et de l’enjeu du sujet (un fait d’actualité, un débat théorique…). </text:span></text:p>
      <text:p text:style-name="P32"><text:span text:style-name="T48"><text:s/></text:span><text:span text:style-name="T44">Présentez le cadre de votre projet ( <text:s/>mémoire/entreprise/ mission…)</text:span><text:span text:style-name="apple-style-span"><text:span text:style-name="T45">Présentez l'activité de l'entreprise: les produits qu'elle vend, qui sont ses clients….et surtout le problème qui nécessite votre intervention.</text:span></text:span><text:span text:style-name="Titre_20_1_20_Car"><text:span text:style-name="T46"> </text:span></text:span><text:span text:style-name="Titre_20_1_20_Car"><text:span text:style-name="T47">Déterminez </text:span></text:span><text:span text:style-name="apple-style-span"><text:span text:style-name="T45">votre rôle dans l'entreprise et ce qu'on attend de vous.</text:span></text:span></text:p>
      <text:p text:style-name="P32"><text:span text:style-name="T48">.</text:span><text:span text:style-name="T44">Reformulez avec vos propres mots le sujet de l’énoncé. Il faut impérativement justifier <text:s/>votre plan en précisant ce qui va être traité dans le contenu.( problématique/ objectifs/méthodologie…). .Efforcez vous de poser des questions auxquelles vous répondrez dans vos parties définies</text:span></text:p>
      <text:p text:style-name="P32"><text:span text:style-name="T44"><text:s/>Annoncez votre plan. Construisez votre dissertation en plusieurs parties.</text:span></text:p>
      <text:p text:style-name="P32"><text:span text:style-name="T44">Une introduction de 2- 3 pages est tout à fait raisonnable. Prenez votre temps pour la rédiger en exposant clairement le problème posé.</text:span></text:p>
      <text:h text:style-name="P32" text:outline-level="1"><text:span text:style-name="T43">Comment fait-on pour rédiger une conclusion?</text:span></text:h>
      <text:p text:style-name="P32"><text:span text:style-name="apple-style-span"><text:span text:style-name="T45">La conclusion, comme l'introduction sont essentielles. La conclusion fait le point par rapport aux objectifs de départ (sont-ils atteints? sinon pourquoi?) et présente les perspectives de prolongement du travail.</text:span></text:span></text:p>
      <text:list xml:id="list2166722404480889075" text:style-name="WWNum34">
        <text:list-item>
          <text:p text:style-name="P79"><text:span text:style-name="T19">Un résumé</text:span></text:p>
        </text:list-item>
        <text:list-item>
          <text:p text:style-name="P79"><text:span text:style-name="T19">Un bilan professionnel </text:span></text:p>
        </text:list-item>
        <text:list-item>
          <text:p text:style-name="P79"><text:span text:style-name="T19">Un bilan personnel</text:span></text:p>
        </text:list-item>
        <text:list-item>
          <text:p text:style-name="P79"><text:span text:style-name="T19">Les perspectives </text:span></text:p>
        </text:list-item>
      </text:list>
      <text:p text:style-name="P43"/>
      <text:p text:style-name="P47"/>
      <text:list xml:id="list43720079" text:continue-list="list43736957" text:style-name="Outline">
        <text:list-item>
          <text:h text:style-name="P65" text:outline-level="1">A LIRE :</text:h>
        </text:list-item>
      </text:list>
      <text:list xml:id="list3032949476762166875" text:style-name="WWNum24">
        <text:list-item>
          <text:h text:style-name="P66" text:outline-level="1"><text:span text:style-name="T50">Faculté d'Ingénieurs en Informatique et Télécommunications </text:span><text:span text:style-name="T51">FPS 9331 – Stage Ingénieur </text:span><text:span text:style-name="T52">Règlementations et Procédures </text:span><text:span text:style-name="T53">Année académique : 2012/2013</text:span><text:span text:style-name="T49"> </text:span></text:h>
        </text:list-item>
        <text:list-item>
          <text:p text:style-name="P77"><text:span text:style-name="T56">Quelques conseils pour la rédaction du rapport de stage de première année à l'intention des étudiants de l'ESBS.</text:span></text:p>
        </text:list-item>
      </text:list>
      <text:p text:style-name="P80"><text:span text:style-name="T57">Bruno Kieffer (kieffer@esbs.u-strasbg.fr),</text:span></text:p>
      <text:p text:style-name="P80"><text:span text:style-name="T57">Yves Nominé (</text:span><text:a xlink:type="simple" xlink:href="mailto:yves.nomine@esbs.u-strasbg.fr" text:style-name="Internet_20_link" text:visited-style-name="Visited_20_Internet_20_Link"><text:span text:style-name="T54">yves.nomine@esbs.u-strasbg.fr</text:span></text:a><text:span text:style-name="T57">) Août 2006</text:span></text:p>
      <text:p text:style-name="P81"/>
      <text:p text:style-name="P80"><text:span text:style-name="T10">Expression orale. Prendre la parole en public sans stress Action Commerciale N°226 - 26/12/2002 - Frédéric Thibaud</text:span></text:p>
      <text:p text:style-name="P81"/>
      <text:p text:style-name="P82">Vous tremblez à l'idée de prendre la parole en public ? Pas de panique : cela s'apprend. Quelques “trucs” pour capter l'attention d'un auditoire.</text:p>
      <text:p text:style-name="P74"><text:soft-page-break/>C'est bien connu, les commerciaux, et à plus forte raison les managers commerciaux, ont la “tchatche”. Et pourtant, combien de fois avez-vous bredouillé lorsqu'il s'agissait de prendre la parole en public. Car, entre le classique face-à-face avec un client et la prise de parole devant un auditoire fourni, il y a un monde ! « On peut être très à l'aise en <text:a xlink:type="simple" xlink:href="http://www.actionco.fr/Tags/Expression-orale/457/1" text:style-name="Internet_20_link" text:visited-style-name="Visited_20_Internet_20_Link"><text:span text:style-name="T55">expression orale </text:span></text:a>et se retrouver démuni devant un public », confirme Karine Berthier, une ancienne journaliste devenue consultante en communication au sein du cabinet Escal Consulting. <text:line-break/>Si tel est votre cas, pas de panique : prendre la parole en public, cela s'apprend. Éric Mergy, directeur <text:a xlink:type="simple" xlink:href="http://www.carrierecommerciale.fr/" text:style-name="Internet_20_link" text:visited-style-name="Visited_20_Internet_20_Link"><text:span text:style-name="T55">commercial </text:span></text:a>d'Orbis, a ainsi appris à surmonter son stress grâce à des formations : « Dans ma précédente entreprise, tous les <text:a xlink:type="simple" xlink:href="http://www.carrierecommerciale.fr/" text:style-name="Internet_20_link" text:visited-style-name="Visited_20_Internet_20_Link"><text:span text:style-name="T55">commerciaux </text:span></text:a>devaient suivre un séminaire de formation à la prise de parole, explique-t-il. Durant plusieurs jours, chacun s'entraînait à parler devant ses collègues tout en étant filmé. Ensuite, on visionnait ensemble la vidéo, en émettant critiques et autocritiques. » Une méthode extrêmement formatrice, car l'enregistrement est impitoyable : voix, gestes, discours, tout peut être analysé et décrypté. <text:line-break/>« C'est un exercice sans concessions, relate Jean-Philippe Lallemand, responsable marketing de la société Mobile Planet et, à ce titre, amené à effectuer des interventions régulières devant des assemblées. J'ai, moi aussi, suivi une formation : nos interventions étaient filmées et se déroulaient en anglais, l'objectif étant de multiplier les difficultés. Les tics de langage ou gestuels deviennent alors évidents. » Autrement dit, en visionnant la vidéo, quelqu'un qui se voit marteler frénétiquement le bureau avec son stylo ou bien qui balance nerveusement son pied remarque immédiatement ces défauts. C'est une étape essentielle, car en prendre conscience permet de les corriger. </text:p>
      <text:list xml:id="list43729657" text:continue-list="list43720079" text:style-name="Outline">
        <text:list-item>
          <text:list>
            <text:list-item>
              <text:h text:style-name="P70" text:outline-level="2"><text:span text:style-name="T2">Écrire ou ne pas écrire son discours ?</text:span></text:h>
            </text:list-item>
          </text:list>
        </text:list-item>
      </text:list>
      <text:p text:style-name="P74">Tous ceux qui ont suivi un stage le reconnaissent volontiers : leurs interventions se sont nettement améliorées. Ce qui ne veut pas dire, pour autant, que l'angoisse ait disparu : « Il y a toujours une appréhension avant de prendre la parole, explique Éric Mergy. Mais ce stress n'est pas paralysant. » Et, même sans avoir suivi de formation, il est possible de réussir son intervention. <text:line-break/>« À une condition, précise Karine Berthier : il faut l'avoir bien préparée en amont. C'est la règle d'or. » En la matière, plusieurs écoles existent. Certains préconisent d'écrire leur intervention. C'est le cas d'Éric Mergy : « Je rédige une partie de la conférence sur mon assistant personnel. D'une part, cela me rassure et, d'autre part, les premières minutes de la prise de parole sont essentielles : si vous êtes mal à l'aise, vous êtes médiocre tout au long de la conférence. Alors qu'avec mon système, au bout de quelques minutes, vous lâchez votre texte et vous improvisez. »<text:line-break/>À l'inverse, d'autres préconisent de ne rien écrire, mais de jeter sur le papier quelques grandes idées qui constituent la trame de l'intervention. Il s'agit là d'élaborer un plan qui peut être précis. On peut, par exemple, y faire figurer des cas concrets pour appuyer son discours, mais sans rien détailler à l'écrit : « Les grandes idées <text:soft-page-break/>seront développées oralement, en improvisant, explique Karine Berthier. Je suis contre l'écriture de A à Z, parce que cela pousse à lire son texte mot à mot. Or, l'expression écrite ne répond pas aux mêmes principes que l'oral : on ne parle pas comme on écrit. Et si tel est le cas, le discours n'est pas vivant. » </text:p>
      <text:list xml:id="list43729517" text:continue-numbering="true" text:style-name="Outline">
        <text:list-item>
          <text:list>
            <text:list-item>
              <text:h text:style-name="P70" text:outline-level="2"><text:span text:style-name="T2">Le souffle et les silences</text:span></text:h>
            </text:list-item>
          </text:list>
        </text:list-item>
      </text:list>
      <text:p text:style-name="P74">une fois que le manager commercial se retrouve devant l'assemblée, d'autres règles s'appliquent. « La parole, c'est la voix et la voix, c'est le souffle, reprend la consultante en communication. Il faut apprendre à “poser sa voix” : parler un peu plus fort que d'habitude et, surtout, plus lentement. » En effet, combien d'intervenants, pressés d'en finir, parlent avec un débit élevé qui empêche les auditeurs de suivre le raisonnement ! Mais attention : poser sa voix ne doit pas être synonyme de ronronnement monotone, sinon la salle s'enfonce rapidement dans une douce léthargie. Le rythme doit donc être tonique et, pour cela, il faut créer des ruptures dans le discours et relancer l'attention de la salle par des techniques. Il suffit, par exemple, de poser de temps à autre une question pour s'assurer que tout le monde comprend et suit. Rien n'interdit des pointes d'humour. <text:line-break/>Au contraire : faire rire un auditoire est le meilleur moyen de gagner son attention. Enfin, il faut apprendre à jouer avec le silence. C'est certainement l'exercice le plus ardu, car tout intervenant a tendance à vouloir “combler les blancs”. Or, un silence de quelques secondes marque une rupture après une idée importante. De la même manière qu'à l'écrit, il serait insupportable de lire un texte sans point ni virgule, il est inconcevable de s'exprimer sans ménager de pauses : le silence est la ponctuation d'un discours. </text:p>
      <text:list xml:id="list43711994" text:continue-numbering="true" text:style-name="Outline">
        <text:list-item>
          <text:list>
            <text:list-item>
              <text:h text:style-name="P70" text:outline-level="2"><text:span text:style-name="T2">Le regard pour affirmer sa présence</text:span></text:h>
            </text:list-item>
          </text:list>
        </text:list-item>
      </text:list>
      <text:p text:style-name="P74">Mais une intervention orale mêle son et image. Le regard est donc également important. « C'est le point de contact entre l'orateur et l'auditoire, affirme Karine Berthier. Il est donc essentiel de regarder son public, à la fois pour souligner que l'on est dans une démarche d'échange, mais aussi pour mesurer ses réactions. » Tout comme le silence, le regard est un aspect difficile à maîtriser pour un conférencier, qui se réfugie souvent derrière ses feuilles. Or, l'un des secrets d'une prise de parole réussie réside précisément dans le rapport visuel que l'on établit avec le public. « Il faut se jeter à l'eau, affirme Jean-Philippe Lallemand. J'ai un “truc” : avant et pendant la conférence, je regarde les deux premiers rangs droit dans les yeux. Cela permet de marquer sa présence physique. C'est un moyen d'affirmer que je détiens la parole et, d'une certaine manière, de faire comprendre que je mène le jeu ! »<text:line-break/>Enfin, une prise de parole en public doit impérativement respecter un timing. Certes, votre public est là pour vous écouter, mais pas pendant des heures ! Et, à l'issue de votre intervention, n'oubliez pas de remercier l'auditoire de son attention : c'est une excellente conclusion et, surtout, c'est une politesse élémentaire qu'il est cependant facile d'oublier, dans le feu de l'action. </text:p>
      <text:p text:style-name="P74"><text:soft-page-break/>Éloquence</text:p>
      <text:p text:style-name="P74">Cinq règles d'or<text:line-break/>1/ Préparer soigneusement son intervention. </text:p>
      <text:p text:style-name="P74">2/ Poser sa voix : parler plus lentement et plus fort que d'habitude pour retenir l'attention du public.<text:line-break/>3/ Créer des ruptures dans le discours : le silence permet de marquer les idées importantes, les questions, et de s'assurer que le public suit le raisonnement.<text:line-break/>4/ Regarder l'auditoire pour bien marquer sa présence : cela permet également de noter les réactions du public.<text:line-break/>5/ Donner d'emblée les idées principales : il ne faut pas attendre la fin de l'intervention pour délivrer le message car, entre-temps, l'auditoire aura pu “décrocher”.</text:p>
      <text:p text:style-name="P74">Témoignage <text:line-break/>Jean-Philippe Lallemand, responsable marketing de Mobile Planet <text:line-break/>« L'expérience permet de maîtriser une intervention » <text:line-break/>Responsable marketing, Jean-Philippe Lallemand est amené à intervenir régulièrement dans des conférences. Formé et rodé à l'exercice, il garde cependant le souvenir d'une prise de parole qui a bien failli être ratée. « J'arrivais à la fin de mon discours, raconte-t-il, et je sentais qu'il fallait que je réveille un peu la salle. J'ai donc haussé la voix et je me suis emballé. Très rapidement, je n'avais plus de souffle. Je bafouillais et je gesticulais. Or, c'est un piège de débutant : le risque, dans une conférence, est de s'essouffler. » Mais, parce qu'il avait au préalable reçu une formation à la prise de parole en public, Jean-Philippe Lallemand a réussi à reprendre la situation en main : « Je me suis arrêté quelques instants, et l'humour m'a sauvé. J'ai bu un verre d'eau, et nous avons ri avec l'auditoire. Ensuite, j'ai repris le fil de la conférence. Le secret, c'est de gagner la confiance du public et de ne pas considérer l'auditoire comme un “ennemi”. »</text:p>
      <text:p text:style-name="P52"><text:a xlink:type="simple" xlink:href="http://www.actionco.fr/Action-Commerciale/Article/Expression-orale-Prendre-la-parole-en-public-sans-stress-867-1.htm" text:style-name="Internet_20_link" text:visited-style-name="Visited_20_Internet_20_Link"><text:span text:style-name="T17">http://www.actionco.fr/Action-Commerciale/Article/Expression-orale-Prendre-la-parole-en-public-sans-stress-867-1.htm</text:span></text:a></text:p>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Footer"/>
      <text:p text:style-name="P54"/>
      <text:p text:style-name="P60"><text:span text:style-name="T21">République Tunisienne</text:span></text:p>
      <text:p text:style-name="P60"><text:span text:style-name="T21">Ministère de l’Enseignement Supérieur </text:span></text:p>
      <text:p text:style-name="P60"><text:span text:style-name="T21"><text:s/>de la Recherche Scientifique et de la technoligie</text:span></text:p>
      <text:p text:style-name="P60"><text:span text:style-name="T21">Université de Tunis El Manar</text:span></text:p>
      <text:p text:style-name="P61"/>
      <text:p text:style-name="P48"/>
      <text:p text:style-name="P8">SIGLE DE L'ISI </text:p>
      <text:p text:style-name="P48"/>
      <text:p text:style-name="P53"><text:span text:style-name="T17"><text:s text:c="4"/>Institut Supérieur d’Informatique</text:span></text:p>
      <text:p text:style-name="P62"/>
      <text:p text:style-name="P53"><text:span text:style-name="T29">Rapport de Projet de Fin d’Etudes</text:span></text:p>
      <text:p text:style-name="P49"/>
      <text:p text:style-name="P53"><text:span text:style-name="T27">Présenté en vue de l’obtention du </text:span></text:p>
      <text:p text:style-name="P53"><text:span text:style-name="T27">Diplôme National d’Ingénieur en Sciences Appliquées et Technologiques</text:span></text:p>
      <text:p text:style-name="P53"><text:span text:style-name="T27">Option </text:span><text:span text:style-name="T58">ou <text:s/></text:span><text:span text:style-name="T27">Spécialité : ???????</text:span></text:p>
      <text:p text:style-name="P50"/>
      <text:p text:style-name="P53"><text:span text:style-name="T27">Par</text:span></text:p>
      <text:p text:style-name="P53"><text:span text:style-name="T27">Aaaaa <text:s text:c="4"/>XXXXXXX</text:span></text:p>
      <text:p text:style-name="P50"><text:span text:style-name="T59">ou bien </text:span></text:p>
      <text:p text:style-name="P53"><text:span text:style-name="T27">Par</text:span></text:p>
      <text:p text:style-name="P51"><text:s text:c="16"/>Aaaaa <text:s text:c="4"/>XXXXXXX <text:s text:c="50"/>Ssssssss <text:s text:c="5"/>YYYYYYYY <text:s text:c="2"/></text:p>
      <text:p text:style-name="P5"/>
      <text:p text:style-name="P6">TITRE </text:p>
      <text:p text:style-name="P2"><text:span text:style-name="T27">Entreprise </text:span><text:span text:style-name="T58">OU</text:span><text:span text:style-name="T27"> Organisme d’accueil????</text:span></text:p>
      <text:p text:style-name="P7">SIGLE DE L'entreprise </text:p>
      <text:p text:style-name="P7"/>
      <text:p text:style-name="P2"><text:span text:style-name="T27">Encadrant à l’entreprise : Madame/ Monsieur Sssss <text:s text:c="2"/>CCCCCCCC</text:span></text:p>
      <text:p text:style-name="P2"><text:span text:style-name="T27">Encadrant à l’ISI : Madame/ Monsieur Tttttttt <text:s text:c="4"/>PPPPPPPPP</text:span></text:p>
      <text:p text:style-name="P2"><text:span text:style-name="T27"/></text:p>
      <text:p text:style-name="P4"/>
      <text:p text:style-name="P2"><text:span text:style-name="T13">Année universitaire : 2013-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F" svg:font-fami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F1"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style:font-face style:name="TimesNewRomanPS-BoldMT1" svg:font-family="TimesNewRomanPS-BoldMT"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1"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fo:line-height="100%"/>
      <style:text-properties style:font-name="Times New Roman" fo:font-size="18pt" fo:font-weight="bold" style:font-name-asian="Times New Roman2" style:font-size-asian="18pt" style:language-asian="fr" style:country-asian="FR" style:font-weight-asian="bold" style:font-name-complex="Times New Roman2"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1"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fr" style:country-asian="FR" style:font-name-complex="Times New Roman2" style:font-size-complex="12pt"/>
    </style:style>
    <style:style style:name="consultezaussi"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fr" style:country-asian="FR" style:font-name-complex="Times New Roman2"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auteur"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fr" style:country-asian="FR" style:font-name-complex="Times New Roman2" style:font-size-complex="12pt"/>
    </style:style>
    <style:style style:name="chapeau"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fr" style:country-asian="FR" style:font-name-complex="Times New Roman2" style:font-size-complex="12pt"/>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name-asian="Times New Roman2" style:font-size-asian="12pt" style:language-asian="fr" style:country-asian="FR" style:font-name-complex="Times New Roman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style:font-name="Times New Roman" fo:font-size="18pt" fo:font-weight="bold" style:font-name-asian="Times New Roman2" style:font-size-asian="18pt" style:language-asian="fr" style:country-asian="FR" style:font-weight-asian="bold" style:font-name-complex="Times New Roman2" style:font-size-complex="18pt" style:font-weight-complex="bold"/>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name-complex="F1" style:font-size-complex="14pt" style:font-weight-complex="bold"/>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3_20_Car" style:display-name="Titre 3 Car" style:family="text" style:parent-style-name="Default_20_Paragraph_20_Font">
      <style:text-properties fo:color="#4f81bd" style:font-name="Cambria" fo:font-weight="bold" style:font-weight-asian="bold" style:font-name-complex="F1" style:font-weight-complex="bold"/>
    </style:style>
    <style:style style:name="apple-style-span"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asian="Times New Roman2" style:font-name-complex="Times New Roman2"/>
    </style:style>
    <style:style style:name="ListLabel_20_4" style:display-name="ListLabel 4" style:family="text">
      <style:text-properties fo:color="#00000a"/>
    </style:style>
    <style:style style:name="ListLabel_20_5" style:display-name="ListLabel 5" style:family="text">
      <style:text-properties fo:font-size="24pt" style:font-size-asian="24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1"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1"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1"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1"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23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57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3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1.244cm" fo:margin-left="4.419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5" style:num-suffix="." style:num-format="1">
        <style:list-level-properties text:list-level-position-and-space-mode="label-alignment">
          <style:list-level-label-alignment text:label-followed-by="listtab" fo:text-indent="-0.661cm" fo:margin-left="1.2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501cm" fo:margin-bottom="1.251cm" fo:margin-left="2.501cm" fo:margin-right="2.501cm" style:writing-mode="lr-tb" style:layout-grid-color="#c0c0c0" style:layout-grid-lines="2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251cm" fo:margin-left="1.501cm" fo:margin-right="1.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nia</meta:initial-creator>
    <dc:creator>SONIA ZAOUALI</dc:creator>
    <meta:editing-cycles>63</meta:editing-cycles>
    <meta:print-date>2013-11-16T21:41:00</meta:print-date>
    <meta:creation-date>2013-10-17T20:34:00</meta:creation-date>
    <dc:date>2014-07-13T23:56:44.45</dc:date>
    <meta:editing-duration>PT8M6S</meta:editing-duration>
    <meta:generator>OpenOffice/4.1.0$Win32 OpenOffice.org_project/410m18$Build-9764</meta:generator>
    <meta:document-statistic meta:table-count="1" meta:image-count="0" meta:object-count="0" meta:page-count="23" meta:paragraph-count="414" meta:word-count="8104" meta:character-count="50254"/>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